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Mangal2" svg:font-family="Mangal"/>
    <style:font-face style:name="Mangal3" svg:font-family="Mangal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50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606cm"/>
      <style:paragraph-properties style:writing-mode="lr-tb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2.25cm" fo:min-width="3.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052cm"/>
      <style:paragraph-properties style:writing-mode="lr-tb"/>
    </style:style>
    <style:style style:name="gr9" style:family="graphic" style:parent-style-name="standard">
      <style:graphic-properties draw:stroke="none" draw:fill="none" fo:min-height="1.02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116cm"/>
      <style:paragraph-properties style:writing-mode="lr-tb"/>
    </style:style>
    <style:style style:name="gr11" style:family="graphic" style:parent-style-name="standard">
      <style:graphic-properties draw:stroke="none" draw:fill="none" fo:min-height="2.05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7.31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60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25cm"/>
      <style:paragraph-properties style:writing-mode="lr-tb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1.767cm" fo:min-width="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25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515cm"/>
      <style:paragraph-properties style:writing-mode="lr-tb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2.75cm" fo:min-width="4.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6.234cm"/>
      <style:paragraph-properties style:writing-mode="lr-tb"/>
    </style:style>
    <style:style style:name="gr27" style:family="graphic" style:parent-style-name="standard">
      <style:graphic-properties draw:fill="none" draw:textarea-horizontal-align="justify" draw:textarea-vertical-align="middle" draw:auto-grow-height="false" fo:min-height="1.75cm" fo:min-width="3.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1.01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4.89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32" style:family="graphic" style:parent-style-name="standard">
      <style:graphic-properties draw:fill="none" draw:textarea-horizontal-align="justify" draw:textarea-vertical-align="middle" draw:auto-grow-height="false" fo:min-height="1.75cm" fo:min-width="2.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3.86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5" style:family="graphic" style:parent-style-name="standard">
      <style:graphic-properties draw:fill="none" draw:textarea-horizontal-align="justify" draw:textarea-vertical-align="middle" draw:auto-grow-height="false" fo:min-height="4.75cm" fo:min-width="10.3cm"/>
    </style:style>
    <style:style style:name="gr36" style:family="graphic" style:parent-style-name="standard">
      <style:graphic-properties draw:fill="none" draw:textarea-horizontal-align="justify" draw:textarea-vertical-align="middle" draw:auto-grow-height="false" fo:min-height="3.75cm" fo:min-width="15.5cm"/>
    </style:style>
    <style:style style:name="gr37" style:family="graphic" style:parent-style-name="standard">
      <style:graphic-properties draw:fill="none" draw:textarea-horizontal-align="justify" draw:textarea-vertical-align="middle" draw:auto-grow-height="false" fo:min-height="1.75cm" fo:min-width="3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1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3.889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4.48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44" style:family="graphic" style:parent-style-name="standard">
      <style:graphic-properties draw:fill="none" draw:textarea-horizontal-align="justify" draw:textarea-vertical-align="middle" draw:auto-grow-height="false" fo:min-height="2.75cm" fo:min-width="4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4.723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5.194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5.08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5.432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9.91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9.445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4.5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title">
      <style:graphic-properties fo:min-height="2.845cm"/>
      <style:paragraph-properties style:writing-mode="lr-tb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co3" style:family="table-column">
      <style:table-column-properties style:column-width="2.819cm" style:use-optimal-column-width="false"/>
    </style:style>
    <style:style style:name="co4" style:family="table-column">
      <style:table-column-properties style:column-width="2.823cm" style:use-optimal-column-width="false"/>
    </style:style>
    <style:style style:name="co5" style:family="table-column">
      <style:table-column-properties style:column-width="2.625cm" style:use-optimal-column-width="false"/>
    </style:style>
    <style:style style:name="co6" style:family="table-column">
      <style:table-column-properties style:column-width="2.624cm" style:use-optimal-column-width="false"/>
    </style:style>
    <style:style style:name="co7" style:family="table-column">
      <style:table-column-properties style:column-width="1.999cm" style:use-optimal-column-width="false"/>
    </style:style>
    <style:style style:name="co8" style:family="table-column">
      <style:table-column-properties style:column-width="1.457cm" style:use-optimal-column-width="false"/>
    </style:style>
    <style:style style:name="co9" style:family="table-column">
      <style:table-column-properties style:column-width="1.728cm" style:use-optimal-column-width="false"/>
    </style:style>
    <style:style style:name="co10" style:family="table-column">
      <style:table-column-properties style:column-width="1.991cm" style:use-optimal-column-width="false"/>
    </style:style>
    <style:style style:name="co11" style:family="table-column">
      <style:table-column-properties style:column-width="1.465cm" style:use-optimal-column-width="false"/>
    </style:style>
    <style:style style:name="co12" style:family="table-column">
      <style:table-column-properties style:column-width="1.393cm" style:use-optimal-column-width="false"/>
    </style:style>
    <style:style style:name="co13" style:family="table-column">
      <style:table-column-properties style:column-width="1.391cm" style:use-optimal-column-width="false"/>
    </style:style>
    <style:style style:name="co14" style:family="table-column">
      <style:table-column-properties style:column-width="1.412cm" style:use-optimal-column-width="false"/>
    </style:style>
    <style:style style:name="co15" style:family="table-column">
      <style:table-column-properties style:column-width="1.411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cm" style:use-optimal-row-height="false"/>
    </style:style>
    <style:style style:name="ro3" style:family="table-row">
      <style:table-row-properties style:row-height="0.972cm" style:use-optimal-row-height="false"/>
    </style:style>
    <style:style style:name="ro4" style:family="table-row">
      <style:table-row-properties style:row-height="1.333cm" style:use-optimal-row-height="false"/>
    </style:style>
    <style:style style:name="ro5" style:family="table-row">
      <style:table-row-properties style:row-height="1.334cm" style:use-optimal-row-height="false"/>
    </style:style>
    <style:style style:name="ro6" style:family="table-row">
      <style:table-row-properties style:row-height="1.064cm" style:use-optimal-row-height="false"/>
    </style:style>
    <style:style style:name="ro7" style:family="table-row">
      <style:table-row-properties style:row-height="1.063cm" style:use-optimal-row-height="false"/>
    </style:style>
    <style:style style:name="ro8" style:family="table-row">
      <style:table-row-properties style:row-height="0.985cm" style:use-optimal-row-height="false"/>
    </style:style>
    <style:style style:name="ro9" style:family="table-row">
      <style:table-row-properties style:row-height="0.6cm" style:use-optimal-row-height="false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-color="#ffffff"/>
    </style:style>
    <style:style style:name="P15" style:family="paragraph">
      <style:text-properties fo:font-size="18pt" fo:font-weight="bold" style:font-weight-asian="bold" style:font-weight-complex="bold"/>
    </style:style>
    <style:style style:name="P16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7" style:family="paragraph">
      <style:text-properties fo:font-weight="bold" style:font-weight-asian="bold" style:font-weight-complex="bold"/>
    </style:style>
    <style:style style:name="P18" style:family="paragraph">
      <loext:graphic-properties draw:fill="none" draw:fill-color="#ffffff"/>
      <style:text-properties fo:font-weight="bold" style:font-weight-asian="bold" style:font-weight-complex="bold"/>
    </style:style>
    <style:style style:name="P19" style:family="paragraph"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20" style:family="paragraph">
      <style:paragraph-properties fo:margin-top="0.5cm" fo:margin-bottom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variant="normal" fo:text-transform="none" fo:color="#cc0000" loext:opacity="100%" style:text-outline="false" style:text-line-through-style="none" style:text-line-through-type="none" style:font-name="Liberation Sans1" fo:font-size="28pt" fo:font-style="normal" fo:text-shadow="none" style:text-underline-style="none" fo:font-weight="bold" style:letter-kerning="true" style:font-name-asian="Microsoft YaHei" style:font-size-asian="28pt" style:font-style-asian="normal" style:font-weight-asian="normal" style:font-name-complex="Liberation Sans1" style:font-size-complex="2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weight="bold"/>
    </style:style>
    <style:style style:name="T16" style:family="text">
      <style:text-properties fo:font-size="40pt" fo:font-weight="bold" style:font-size-asian="40pt" style:font-weight-asian="bold" style:font-size-complex="40pt" style:font-weight-complex="bold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16pt" fo:font-weight="bold" style:font-size-asian="16pt" style:font-weight-asian="bold" style:font-size-complex="16pt" style:font-weight-complex="bold"/>
    </style:style>
    <style:style style:name="T19" style:family="text">
      <style:text-properties fo:font-size="32pt" fo:font-weight="bold" style:font-size-asian="32pt" style:font-weight-asian="bold" style:font-size-complex="32pt" style:font-weight-complex="bold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style:letter-kerning="true" fo:background-color="transparent" style:font-name-asian="Microsoft YaHei" style:font-size-asian="32pt" style:font-style-asian="normal" style:font-name-complex="Mangal" style:font-size-complex="32pt" style:font-style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5.628cm" presentation:class="title" presentation:user-transformed="true">
          <draw:text-box>
            <text:p>POINTERS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POINTERS</text:p>
          </draw:text-box>
        </draw:frame>
        <draw:frame presentation:style-name="pr3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 pointer is a variable that holds the address of another variable.</text:p>
                <text:p><text:span text:style-name="T1">Declaration of pointer</text:span></text:p>
                <text:p><text:span text:style-name="T1">datatype *variable;</text:span></text:p>
              </text:list-item>
            </text:list>
          </draw:text-box>
        </draw:frame>
        <draw:frame draw:style-name="gr2" draw:text-style-name="P3" draw:layer="layout" svg:width="10.5cm" svg:height="5.756cm" svg:x="16cm" svg:y="6.5cm">
          <draw:text-box>
            <text:p xml:id="id1" text:id="id1"><text:span text:style-name="T2">Example:</text:span></text:p>
            <text:p xml:id="id2" text:id="id2"><text:span text:style-name="T2">int *p;</text:span></text:p>
            <text:p xml:id="id3" text:id="id3"><text:span text:style-name="T2">char *q;</text:span></text:p>
            <text:p xml:id="id4" text:id="id4"><text:span text:style-name="T2">float *s;</text:span></text:p>
            <text:p xml:id="id5" text:id="id5"><text:span text:style-name="T2">double *d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3" draw:text-style-name="P5" draw:layer="layout" svg:width="26.5cm" svg:height="5.856cm" svg:x="1cm" svg:y="1cm">
          <draw:text-box>
            <text:p><text:span text:style-name="T3">Example:</text:span></text:p>
            <text:p/>
            <text:p><text:span text:style-name="T3">int a = 10;</text:span></text:p>
            <text:p/>
            <text:p/>
            <text:p/>
            <text:p/>
          </draw:text-box>
        </draw:frame>
        <draw:custom-shape draw:style-name="gr4" draw:text-style-name="P6" draw:layer="layout" svg:width="4cm" svg:height="2.5cm" svg:x="1.1cm" svg:y="6.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5cm" svg:height="0.962cm" svg:x="2cm" svg:y="7cm">
          <draw:text-box>
            <text:p>10</text:p>
          </draw:text-box>
        </draw:frame>
        <draw:frame draw:style-name="gr5" draw:text-style-name="P5" draw:layer="layout" svg:width="3.5cm" svg:height="0.962cm" svg:x="1.2cm" svg:y="5.5cm">
          <draw:text-box>
            <text:p>0x1000</text:p>
          </draw:text-box>
        </draw:frame>
        <draw:frame draw:style-name="gr5" draw:text-style-name="P5" draw:layer="layout" svg:width="3cm" svg:height="0.962cm" svg:x="1.9cm" svg:y="9.3cm">
          <draw:text-box>
            <text:p>a</text:p>
          </draw:text-box>
        </draw:frame>
        <draw:line draw:style-name="gr6" draw:text-style-name="P6" draw:layer="layout" svg:x1="10.5cm" svg:y1="6cm" svg:x2="4.1cm" svg:y2="5.9cm">
          <text:p/>
        </draw:line>
        <draw:line draw:style-name="gr6" draw:text-style-name="P6" draw:layer="layout" svg:x1="10.501cm" svg:y1="7.758cm" svg:x2="4.101cm" svg:y2="7.658cm">
          <text:p/>
        </draw:line>
        <draw:line draw:style-name="gr6" draw:text-style-name="P6" draw:layer="layout" svg:x1="10.502cm" svg:y1="10.016cm" svg:x2="4.102cm" svg:y2="9.916cm">
          <text:p/>
        </draw:line>
        <draw:frame draw:style-name="gr5" draw:text-style-name="P5" draw:layer="layout" svg:width="10cm" svg:height="0.962cm" svg:x="11cm" svg:y="5.5cm">
          <draw:text-box>
            <text:p>Address </text:p>
          </draw:text-box>
        </draw:frame>
        <draw:frame draw:style-name="gr5" draw:text-style-name="P5" draw:layer="layout" svg:width="6cm" svg:height="0.962cm" svg:x="11.5cm" svg:y="7.5cm">
          <draw:text-box>
            <text:p>Value</text:p>
          </draw:text-box>
        </draw:frame>
        <draw:frame draw:style-name="gr5" draw:text-style-name="P5" draw:layer="layout" svg:width="6.5cm" svg:height="0.962cm" svg:x="11.5cm" svg:y="9.5cm">
          <draw:text-box>
            <text:p>Variable Name</text:p>
          </draw:text-box>
        </draw:frame>
        <draw:line draw:style-name="gr7" draw:text-style-name="P6" draw:layer="layout" svg:x1="16cm" svg:y1="0.5cm" svg:x2="16cm" svg:y2="15cm">
          <text:p/>
        </draw:line>
        <draw:frame draw:style-name="gr8" draw:text-style-name="P5" draw:layer="layout" svg:width="10.5cm" svg:height="5.302cm" svg:x="16.5cm" svg:y="3.698cm">
          <draw:text-box>
            <text:p xml:id="id6" text:id="id6"><text:span text:style-name="T4">Normal variables can hold the value. </text:span></text:p>
            <text:p/>
            <text:p xml:id="id7" text:id="id7"><text:span text:style-name="T4">If we want to get the address of the variable we need to use pointers.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Address operator (&amp;)</text:p>
          </draw:text-box>
        </draw:frame>
        <draw:frame presentation:style-name="pr3" draw:text-style-name="P2" draw:layer="layout" svg:width="25.199cm" svg:height="9.134cm" svg:x="1.4cm" svg:y="3.685cm" presentation:class="outline">
          <draw:text-box>
            <text:list text:style-name="L2">
              <text:list-item>
                <text:p>Unary Operator</text:p>
              </text:list-item>
              <text:list-item>
                <text:p>Gets the address of the variable. </text:p>
              </text:list-item>
              <text:list-item>
                <text:p>Cannot be used on constants and register variables. </text:p>
              </text:list-item>
              <text:list-item>
                <text:p>But can be used on constant variables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Address Operator (&amp;)</text:p>
          </draw:text-box>
        </draw:frame>
        <draw:custom-shape draw:style-name="gr4" draw:text-style-name="P6" draw:layer="layout" svg:width="4cm" svg:height="2.5cm" svg:x="1.1cm" svg:y="6.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5cm" svg:height="0.962cm" svg:x="2cm" svg:y="7cm">
          <draw:text-box>
            <text:p>10</text:p>
          </draw:text-box>
        </draw:frame>
        <draw:frame draw:style-name="gr5" draw:text-style-name="P5" draw:layer="layout" svg:width="3.5cm" svg:height="0.962cm" svg:x="1.2cm" svg:y="5.5cm">
          <draw:text-box>
            <text:p>0x1000</text:p>
          </draw:text-box>
        </draw:frame>
        <draw:frame draw:style-name="gr5" draw:text-style-name="P5" draw:layer="layout" svg:width="3cm" svg:height="0.962cm" svg:x="1.9cm" svg:y="9.3cm">
          <draw:text-box>
            <text:p>a</text:p>
          </draw:text-box>
        </draw:frame>
        <draw:line draw:style-name="gr6" draw:text-style-name="P6" draw:layer="layout" svg:x1="10.5cm" svg:y1="6cm" svg:x2="4.1cm" svg:y2="5.9cm">
          <text:p/>
        </draw:line>
        <draw:line draw:style-name="gr6" draw:text-style-name="P6" draw:layer="layout" svg:x1="10.501cm" svg:y1="7.758cm" svg:x2="4.101cm" svg:y2="7.658cm">
          <text:p/>
        </draw:line>
        <draw:line draw:style-name="gr6" draw:text-style-name="P6" draw:layer="layout" svg:x1="10.502cm" svg:y1="10.016cm" svg:x2="4.102cm" svg:y2="9.916cm">
          <text:p/>
        </draw:line>
        <draw:frame draw:style-name="gr5" draw:text-style-name="P5" draw:layer="layout" svg:width="10cm" svg:height="0.962cm" svg:x="11cm" svg:y="5.5cm">
          <draw:text-box>
            <text:p>Address </text:p>
          </draw:text-box>
        </draw:frame>
        <draw:frame draw:style-name="gr5" draw:text-style-name="P5" draw:layer="layout" svg:width="6cm" svg:height="0.962cm" svg:x="11.5cm" svg:y="7.5cm">
          <draw:text-box>
            <text:p>Value</text:p>
          </draw:text-box>
        </draw:frame>
        <draw:frame draw:style-name="gr5" draw:text-style-name="P5" draw:layer="layout" svg:width="6.5cm" svg:height="0.962cm" svg:x="11.5cm" svg:y="9.5cm">
          <draw:text-box>
            <text:p>Variable Name</text:p>
          </draw:text-box>
        </draw:frame>
        <draw:frame draw:style-name="gr9" draw:text-style-name="P8" draw:layer="layout" svg:width="4.562cm" svg:height="1.277cm" svg:x="1.43cm" svg:y="3.606cm">
          <draw:text-box>
            <text:p><text:span text:style-name="T3">int a = 10;</text:span></text:p>
          </draw:text-box>
        </draw:frame>
        <draw:line draw:style-name="gr7" draw:text-style-name="P6" draw:layer="layout" svg:x1="16cm" svg:y1="3.257cm" svg:x2="16.5cm" svg:y2="15cm">
          <text:p/>
        </draw:line>
        <draw:frame draw:style-name="gr10" draw:text-style-name="P5" draw:layer="layout" svg:width="9.5cm" svg:height="5.366cm" svg:x="17cm" svg:y="3.5cm">
          <draw:text-box>
            <text:p xml:id="id8" text:id="id8"><text:span text:style-name="T5">a = 10</text:span></text:p>
            <text:p/>
            <text:p xml:id="id9" text:id="id9"><text:span text:style-name="T5">&amp;a = 0x1000</text:span></text:p>
            <text:p><text:span text:style-name="T5"/></text:p>
            <text:p xml:id="id10" text:id="id10" text:style-name="P9"><text:span text:style-name="T6">&amp;4 is Erro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Address Operator (&amp;)</text:p>
          </draw:text-box>
        </draw:frame>
        <draw:custom-shape draw:style-name="gr4" draw:text-style-name="P6" draw:layer="layout" svg:width="4cm" svg:height="2.5cm" svg:x="1.1cm" svg:y="6.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5cm" svg:height="0.962cm" svg:x="2cm" svg:y="7cm">
          <draw:text-box>
            <text:p>10</text:p>
          </draw:text-box>
        </draw:frame>
        <draw:frame draw:style-name="gr5" draw:text-style-name="P5" draw:layer="layout" svg:width="3.5cm" svg:height="0.962cm" svg:x="1.2cm" svg:y="5.5cm">
          <draw:text-box>
            <text:p>0x1000</text:p>
          </draw:text-box>
        </draw:frame>
        <draw:frame draw:style-name="gr5" draw:text-style-name="P5" draw:layer="layout" svg:width="3cm" svg:height="0.962cm" svg:x="1.9cm" svg:y="9.3cm">
          <draw:text-box>
            <text:p>a</text:p>
          </draw:text-box>
        </draw:frame>
        <draw:line draw:style-name="gr6" draw:text-style-name="P6" draw:layer="layout" svg:x1="10.5cm" svg:y1="6cm" svg:x2="4.1cm" svg:y2="5.9cm">
          <text:p/>
        </draw:line>
        <draw:line draw:style-name="gr6" draw:text-style-name="P6" draw:layer="layout" svg:x1="10.501cm" svg:y1="7.758cm" svg:x2="4.101cm" svg:y2="7.658cm">
          <text:p/>
        </draw:line>
        <draw:line draw:style-name="gr6" draw:text-style-name="P6" draw:layer="layout" svg:x1="10.502cm" svg:y1="10.016cm" svg:x2="4.102cm" svg:y2="9.916cm">
          <text:p/>
        </draw:line>
        <draw:frame draw:style-name="gr5" draw:text-style-name="P5" draw:layer="layout" svg:width="10cm" svg:height="0.962cm" svg:x="11cm" svg:y="5.5cm">
          <draw:text-box>
            <text:p>Address </text:p>
          </draw:text-box>
        </draw:frame>
        <draw:frame draw:style-name="gr5" draw:text-style-name="P5" draw:layer="layout" svg:width="6cm" svg:height="0.962cm" svg:x="11.5cm" svg:y="7.5cm">
          <draw:text-box>
            <text:p>Value</text:p>
          </draw:text-box>
        </draw:frame>
        <draw:frame draw:style-name="gr5" draw:text-style-name="P5" draw:layer="layout" svg:width="6.5cm" svg:height="0.962cm" svg:x="11.5cm" svg:y="9.5cm">
          <draw:text-box>
            <text:p>Variable Name</text:p>
          </draw:text-box>
        </draw:frame>
        <draw:frame draw:style-name="gr11" draw:text-style-name="P8" draw:layer="layout" svg:width="8.07cm" svg:height="2.301cm" svg:x="1.43cm" svg:y="3.606cm">
          <draw:text-box>
            <text:p><text:span text:style-name="T7">const</text:span><text:span text:style-name="T3"> int a = 10;</text:span></text:p>
          </draw:text-box>
        </draw:frame>
        <draw:line draw:style-name="gr7" draw:text-style-name="P6" draw:layer="layout" svg:x1="16cm" svg:y1="3.257cm" svg:x2="16.5cm" svg:y2="15cm">
          <text:p/>
        </draw:line>
        <draw:frame draw:style-name="gr12" draw:text-style-name="P5" draw:layer="layout" svg:width="9.5cm" svg:height="7.568cm" svg:x="17cm" svg:y="3.5cm">
          <draw:text-box>
            <text:p xml:id="id11" text:id="id11"><text:span text:style-name="T5">a = 10</text:span></text:p>
            <text:p/>
            <text:p xml:id="id12" text:id="id12"><text:span text:style-name="T5">&amp;a = 0x1000</text:span></text:p>
            <text:p><text:span text:style-name="T5"/></text:p>
            <text:p xml:id="id13" text:id="id13" text:style-name="P9"><text:span text:style-name="T6">a++ is error</text:span></text:p>
            <text:p text:style-name="P9"><text:span text:style-name="T6"/></text:p>
            <text:p xml:id="id14" text:id="id14" text:style-name="P9"><text:span text:style-name="T6">a=20 is error</text:span></text:p>
          </draw:text-box>
        </draw:frame>
        <draw:frame draw:style-name="gr13" draw:text-style-name="P3" draw:layer="layout" svg:width="14.5cm" svg:height="3.083cm" svg:x="1.5cm" svg:y="11.5cm">
          <draw:text-box>
            <text:p><text:span text:style-name="T8">‘</text:span><text:span text:style-name="T8">a’ is a constant variable whose value cannot be change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Address Operator (&amp;)</text:p>
          </draw:text-box>
        </draw:frame>
        <draw:custom-shape draw:style-name="gr4" draw:text-style-name="P6" draw:layer="layout" svg:width="4cm" svg:height="2.5cm" svg:x="1.1cm" svg:y="6.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5cm" svg:height="0.962cm" svg:x="2cm" svg:y="7cm">
          <draw:text-box>
            <text:p>10</text:p>
          </draw:text-box>
        </draw:frame>
        <draw:frame draw:style-name="gr5" draw:text-style-name="P5" draw:layer="layout" svg:width="3.5cm" svg:height="0.962cm" svg:x="1.2cm" svg:y="5.5cm">
          <draw:text-box>
            <text:p>0x1000</text:p>
          </draw:text-box>
        </draw:frame>
        <draw:frame draw:style-name="gr5" draw:text-style-name="P5" draw:layer="layout" svg:width="3cm" svg:height="0.962cm" svg:x="1.9cm" svg:y="9.3cm">
          <draw:text-box>
            <text:p>a</text:p>
          </draw:text-box>
        </draw:frame>
        <draw:line draw:style-name="gr6" draw:text-style-name="P6" draw:layer="layout" svg:x1="10.5cm" svg:y1="6cm" svg:x2="4.1cm" svg:y2="5.9cm">
          <text:p/>
        </draw:line>
        <draw:line draw:style-name="gr6" draw:text-style-name="P6" draw:layer="layout" svg:x1="10.501cm" svg:y1="7.758cm" svg:x2="4.101cm" svg:y2="7.658cm">
          <text:p/>
        </draw:line>
        <draw:line draw:style-name="gr6" draw:text-style-name="P6" draw:layer="layout" svg:x1="10.502cm" svg:y1="10.016cm" svg:x2="4.102cm" svg:y2="9.916cm">
          <text:p/>
        </draw:line>
        <draw:frame draw:style-name="gr5" draw:text-style-name="P5" draw:layer="layout" svg:width="10cm" svg:height="0.962cm" svg:x="11cm" svg:y="5.5cm">
          <draw:text-box>
            <text:p>Address </text:p>
          </draw:text-box>
        </draw:frame>
        <draw:frame draw:style-name="gr5" draw:text-style-name="P5" draw:layer="layout" svg:width="6cm" svg:height="0.962cm" svg:x="11.5cm" svg:y="7.5cm">
          <draw:text-box>
            <text:p>Value</text:p>
          </draw:text-box>
        </draw:frame>
        <draw:frame draw:style-name="gr5" draw:text-style-name="P5" draw:layer="layout" svg:width="6.5cm" svg:height="0.962cm" svg:x="11.5cm" svg:y="9.5cm">
          <draw:text-box>
            <text:p>Variable Name</text:p>
          </draw:text-box>
        </draw:frame>
        <draw:frame draw:style-name="gr11" draw:text-style-name="P8" draw:layer="layout" svg:width="10.07cm" svg:height="2.301cm" svg:x="1.43cm" svg:y="3.606cm">
          <draw:text-box>
            <text:p><text:span text:style-name="T7">register</text:span><text:span text:style-name="T3"> int a = 10;</text:span></text:p>
          </draw:text-box>
        </draw:frame>
        <draw:line draw:style-name="gr7" draw:text-style-name="P6" draw:layer="layout" svg:x1="16cm" svg:y1="3.257cm" svg:x2="16.5cm" svg:y2="15cm">
          <text:p/>
        </draw:line>
        <draw:frame draw:style-name="gr14" draw:text-style-name="P5" draw:layer="layout" svg:width="9.5cm" svg:height="6.857cm" svg:x="17cm" svg:y="3.5cm">
          <draw:text-box>
            <text:p xml:id="id15" text:id="id15"><text:span text:style-name="T6">CPU registers don’t have address. Therefore address operator cannot be used on them</text:span></text:p>
          </draw:text-box>
        </draw:frame>
        <draw:frame draw:style-name="gr13" draw:text-style-name="P3" draw:layer="layout" svg:width="14.5cm" svg:height="3.083cm" svg:x="1.5cm" svg:y="11.5cm">
          <draw:text-box>
            <text:p><text:span text:style-name="T8">‘</text:span><text:span text:style-name="T8">a’ is a variable which will be stored in CPU registers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How to store the address?</text:p>
          </draw:text-box>
        </draw:frame>
        <draw:frame presentation:style-name="pr3" draw:text-style-name="P2" draw:layer="layout" svg:width="25.199cm" svg:height="9.134cm" svg:x="1.4cm" svg:y="3.685cm" presentation:class="outline">
          <draw:text-box>
            <text:list text:style-name="L2">
              <text:list-item>
                <text:p>We store the address in a pointer variable.</text:p>
                <text:p/>
              </text:list-item>
            </text:list>
          </draw:text-box>
        </draw:frame>
        <draw:frame draw:style-name="gr15" draw:text-style-name="P5" draw:layer="layout" svg:width="8.5cm" svg:height="6.5cm" svg:x="2cm" svg:y="5.5cm">
          <draw:text-box>
            <text:p><text:span text:style-name="T9">int a = 10;</text:span></text:p>
            <text:p/>
            <text:p/>
            <text:p/>
            <text:p/>
            <text:p/>
          </draw:text-box>
        </draw:frame>
        <draw:custom-shape draw:style-name="gr16" draw:text-style-name="P6" draw:layer="layout" svg:width="3.5cm" svg:height="2.017cm" svg:x="2.5cm" svg:y="8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5cm" svg:height="0.962cm" svg:x="3cm" svg:y="8.5cm">
          <draw:text-box>
            <text:p>10</text:p>
          </draw:text-box>
        </draw:frame>
        <draw:frame draw:style-name="gr5" draw:text-style-name="P5" draw:layer="layout" svg:width="2.5cm" svg:height="0.962cm" svg:x="3cm" svg:y="10.5cm">
          <draw:text-box>
            <text:p>a</text:p>
          </draw:text-box>
        </draw:frame>
        <draw:frame draw:style-name="gr5" draw:text-style-name="P5" draw:layer="layout" svg:width="3.5cm" svg:height="0.962cm" svg:x="2.5cm" svg:y="7cm">
          <draw:text-box>
            <text:p>0x1000</text:p>
          </draw:text-box>
        </draw:frame>
        <draw:frame draw:style-name="gr17" draw:text-style-name="P5" draw:layer="layout" svg:width="14cm" svg:height="3.806cm" svg:x="9cm" svg:y="5.5cm">
          <draw:text-box>
            <text:p/>
            <text:p/>
            <text:p/>
            <text:p/>
            <text:p/>
          </draw:text-box>
        </draw:frame>
        <draw:frame draw:style-name="gr18" draw:text-style-name="P5" draw:layer="layout" svg:width="9.5cm" svg:height="1.673cm" svg:x="15.1cm" svg:y="10cm">
          <draw:text-box>
            <text:p xml:id="id16" text:id="id16"><text:span text:style-name="T10">p = &amp;a;</text:span></text:p>
          </draw:text-box>
        </draw:frame>
        <draw:frame draw:style-name="gr19" draw:text-style-name="P5" draw:layer="layout" svg:width="23.5cm" svg:height="1.517cm" svg:x="2cm" svg:y="12.5cm">
          <draw:text-box>
            <text:p xml:id="id17" text:id="id17"><text:span text:style-name="T11">If RHS is address, LHS has to be a pointer</text:span></text:p>
          </draw:text-box>
        </draw:frame>
        <draw:frame draw:style-name="gr20" draw:text-style-name="P5" draw:layer="layout" svg:width="5.5cm" svg:height="1.826cm" svg:x="15cm" svg:y="8cm">
          <draw:text-box>
            <text:p xml:id="id18" text:id="id18"><text:span text:style-name="T12"><text:s text:c="6"/></text:span><text:span text:style-name="T12">*p;</text:span></text:p>
          </draw:text-box>
        </draw:frame>
        <draw:frame draw:style-name="gr21" draw:text-style-name="P5" draw:layer="layout" svg:width="27cm" svg:height="2.765cm" svg:x="0.5cm" svg:y="13.9cm">
          <draw:text-box>
            <text:p xml:id="id19" text:id="id19"><text:span text:style-name="T11">Datatype of pointer must be same as RHS variable</text:span></text:p>
          </draw:text-box>
        </draw:frame>
        <draw:frame draw:style-name="gr18" draw:text-style-name="P5" draw:layer="layout" svg:width="2.5cm" svg:height="1.673cm" svg:x="15.3cm" svg:y="8.1cm">
          <draw:text-box>
            <text:p xml:id="id20" text:id="id20"><text:span text:style-name="T10">int</text:span></text:p>
          </draw:text-box>
        </draw:frame>
        <draw:custom-shape draw:style-name="gr22" draw:text-style-name="P6" draw:layer="layout" svg:width="5cm" svg:height="3cm" svg:x="21cm" svg:y="8cm">
          <text:p/>
          <draw:enhanced-geometry svg:viewBox="0 0 21600 21600" draw:type="rectangle" draw:enhanced-path="M 0 0 L 21600 0 21600 21600 0 21600 0 0 Z N"/>
        </draw:custom-shape>
        <draw:frame draw:style-name="gr23" draw:text-style-name="P5" xml:id="id21" draw:id="id21" draw:layer="layout" svg:width="4cm" svg:height="1.276cm" svg:x="22.3cm" svg:y="11.1cm">
          <draw:text-box>
            <text:p><text:span text:style-name="T3">*p</text:span></text:p>
          </draw:text-box>
        </draw:frame>
        <draw:frame draw:style-name="gr24" draw:text-style-name="P5" xml:id="id22" draw:id="id22" draw:layer="layout" svg:width="4.5cm" svg:height="1.195cm" svg:x="21.5cm" svg:y="6.5cm">
          <draw:text-box>
            <text:p><text:span text:style-name="T9">0x2000</text:span></text:p>
          </draw:text-box>
        </draw:frame>
        <draw:frame draw:style-name="gr25" draw:text-style-name="P5" xml:id="id23" draw:id="id23" draw:layer="layout" svg:width="4cm" svg:height="1.352cm" svg:x="21.5cm" svg:y="8.7cm">
          <draw:text-box>
            <text:p><text:span text:style-name="T5">0x100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Sizeof Pointer</text:p>
          </draw:text-box>
        </draw:frame>
        <draw:frame presentation:style-name="pr3" draw:text-style-name="P2" draw:layer="layout" svg:width="26.1cm" svg:height="9.815cm" svg:x="1.4cm" svg:y="3.685cm" presentation:class="outline" presentation:user-transformed="true">
          <draw:text-box>
            <text:list text:style-name="L2">
              <text:list-item>
                <text:p xml:id="id24" text:id="id24">Pointer only stores the addresses.</text:p>
              </text:list-item>
              <text:list-item>
                <text:p xml:id="id25" text:id="id25">Addresses of computer belongs to set of whole numbers.</text:p>
              </text:list-item>
              <text:list-item>
                <text:p xml:id="id26" text:id="id26">The sizeof pointer is compiler dependent. </text:p>
              </text:list-item>
              <text:list-item>
                <text:p xml:id="id27" text:id="id27">In some compilers it is 4 bytes and in recent gcc compiler it is 8 bytes. <text:s/>(whole numbers is long long int in recent gcc compiler) irrespective of datatype of pointer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sizeof</text:p>
          </draw:text-box>
        </draw:frame>
        <draw:frame draw:style-name="gr26" draw:text-style-name="P5" draw:layer="layout" svg:width="12.5cm" svg:height="6.484cm" svg:x="0.5cm" svg:y="3cm">
          <draw:text-box>
            <text:p xml:id="id28" text:id="id28"><text:span text:style-name="T3">sizeof(int) = 4</text:span></text:p>
            <text:p/>
            <text:p xml:id="id29" text:id="id29"><text:span text:style-name="T3">sizeof(char) = 1</text:span></text:p>
            <text:p/>
            <text:p xml:id="id30" text:id="id30"><text:span text:style-name="T3">sizeof(float) = 4</text:span></text:p>
            <text:p/>
            <text:p xml:id="id31" text:id="id31"><text:span text:style-name="T3">sizeof(double) = 8</text:span></text:p>
          </draw:text-box>
        </draw:frame>
        <draw:frame draw:style-name="gr26" draw:text-style-name="P5" draw:layer="layout" svg:width="10.5cm" svg:height="6.484cm" svg:x="9.5cm" svg:y="3cm">
          <draw:text-box>
            <text:p xml:id="id32" text:id="id32"><text:span text:style-name="T3">sizeof(int *) = 8</text:span></text:p>
            <text:p/>
            <text:p xml:id="id33" text:id="id33"><text:span text:style-name="T3">sizeof(char *) = 8</text:span></text:p>
            <text:p/>
            <text:p xml:id="id34" text:id="id34"><text:span text:style-name="T3">sizeof(float *) = 8</text:span></text:p>
            <text:p/>
            <text:p xml:id="id35" text:id="id35"><text:span text:style-name="T3">sizeof(double *) = 8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Indirection Operator ( * )</text:p>
          </draw:text-box>
        </draw:frame>
        <draw:frame presentation:style-name="pr3" draw:text-style-name="P2" draw:layer="layout" svg:width="25.199cm" svg:height="9.134cm" svg:x="1.4cm" svg:y="3.685cm" presentation:class="outline">
          <draw:text-box>
            <text:list text:style-name="L2">
              <text:list-item>
                <text:p>Also called as dereferencing operator</text:p>
              </text:list-item>
              <text:list-item>
                <text:p>It is an unary operator</text:p>
              </text:list-item>
              <text:list-item>
                <text:p>Can be used only with pointer variabl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Indirection Operator ( * )</text:p>
          </draw:text-box>
        </draw:frame>
        <draw:custom-shape draw:style-name="gr27" draw:text-style-name="P6" draw:layer="layout" svg:width="4cm" svg:height="2cm" svg:x="2cm" svg:y="6.4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5cm" svg:height="0.962cm" svg:x="2.5cm" svg:y="6.9cm">
          <draw:text-box>
            <text:p>25</text:p>
          </draw:text-box>
        </draw:frame>
        <draw:frame draw:style-name="gr5" draw:text-style-name="P5" draw:layer="layout" svg:width="3.5cm" svg:height="0.962cm" svg:x="2cm" svg:y="5cm">
          <draw:text-box>
            <text:p>0x1000</text:p>
          </draw:text-box>
        </draw:frame>
        <draw:frame draw:style-name="gr5" draw:text-style-name="P5" draw:layer="layout" svg:width="3cm" svg:height="0.962cm" svg:x="2.5cm" svg:y="8.6cm">
          <draw:text-box>
            <text:p>a</text:p>
          </draw:text-box>
        </draw:frame>
        <draw:frame draw:style-name="gr28" draw:text-style-name="P5" draw:layer="layout" svg:width="5cm" svg:height="1.119cm" svg:x="2cm" svg:y="3.5cm">
          <draw:text-box>
            <text:p><text:span text:style-name="T4">int a = 25;</text:span></text:p>
          </draw:text-box>
        </draw:frame>
        <draw:frame draw:style-name="gr23" draw:text-style-name="P5" draw:layer="layout" svg:width="5cm" svg:height="1.276cm" svg:x="9.5cm" svg:y="3.5cm">
          <draw:text-box>
            <text:p><text:span text:style-name="T3">int *p=&amp;a;</text:span></text:p>
          </draw:text-box>
        </draw:frame>
        <draw:custom-shape draw:style-name="gr27" draw:text-style-name="P6" draw:layer="layout" svg:width="4cm" svg:height="2cm" svg:x="9cm" svg:y="6.4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5cm" svg:height="0.962cm" svg:x="9.2cm" svg:y="5cm">
          <draw:text-box>
            <text:p>0x2000</text:p>
          </draw:text-box>
        </draw:frame>
        <draw:frame draw:style-name="gr5" draw:text-style-name="P5" draw:layer="layout" svg:width="3cm" svg:height="0.962cm" svg:x="9.6cm" svg:y="8.6cm">
          <draw:text-box>
            <text:p>*p</text:p>
          </draw:text-box>
        </draw:frame>
        <draw:frame draw:style-name="gr5" draw:text-style-name="P5" draw:layer="layout" svg:width="3.5cm" svg:height="0.962cm" svg:x="9.1cm" svg:y="6.9cm">
          <draw:text-box>
            <text:p>0x1000</text:p>
          </draw:text-box>
        </draw:frame>
        <draw:line draw:style-name="gr7" draw:text-style-name="P6" draw:layer="layout" svg:x1="13.5cm" svg:y1="3.257cm" svg:x2="13.5cm" svg:y2="15cm">
          <text:p/>
        </draw:line>
        <draw:frame draw:style-name="gr29" draw:text-style-name="P5" draw:layer="layout" svg:width="13.5cm" svg:height="11.261cm" svg:x="14cm" svg:y="3.5cm">
          <draw:text-box>
            <text:p xml:id="id36" text:id="id36"><text:span text:style-name="T5">int b = *p;</text:span></text:p>
            <text:p xml:id="id37" text:id="id37"><text:span text:style-name="T5"><text:s text:c="7"/></text:span><text:span text:style-name="T5">= *(0x1000) (value of p)</text:span></text:p>
            <text:p xml:id="id38" text:id="id38"><text:span text:style-name="T5"><text:s text:c="7"/></text:span><text:span text:style-name="T5">= 25</text:span></text:p>
            <text:p><text:span text:style-name="T5"/></text:p>
            <text:p xml:id="id39" text:id="id39"><text:span text:style-name="T5">If </text:span><text:span text:style-name="T2">*</text:span><text:span text:style-name="T5"> is used on RHS, it means goto that address and fetch the value. </text:span></text:p>
            <text:p><text:span text:style-name="T5"/></text:p>
            <text:p xml:id="id40" text:id="id40"><text:span text:style-name="T5">Therefore, </text:span></text:p>
            <text:p xml:id="id41" text:id="id41"><text:span text:style-name="T5">b = 2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Indirection Operator ( * )</text:p>
          </draw:text-box>
        </draw:frame>
        <draw:custom-shape draw:style-name="gr27" draw:text-style-name="P6" draw:layer="layout" svg:width="4cm" svg:height="2cm" svg:x="2cm" svg:y="6.4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5cm" svg:height="0.962cm" svg:x="2.5cm" svg:y="6.9cm">
          <draw:text-box>
            <text:p>25</text:p>
          </draw:text-box>
        </draw:frame>
        <draw:frame draw:style-name="gr5" draw:text-style-name="P5" draw:layer="layout" svg:width="3.5cm" svg:height="0.962cm" svg:x="2cm" svg:y="5cm">
          <draw:text-box>
            <text:p>0x1000</text:p>
          </draw:text-box>
        </draw:frame>
        <draw:frame draw:style-name="gr5" draw:text-style-name="P5" draw:layer="layout" svg:width="3cm" svg:height="0.962cm" svg:x="2.5cm" svg:y="8.6cm">
          <draw:text-box>
            <text:p>a</text:p>
          </draw:text-box>
        </draw:frame>
        <draw:frame draw:style-name="gr28" draw:text-style-name="P5" draw:layer="layout" svg:width="5cm" svg:height="1.119cm" svg:x="2cm" svg:y="3.5cm">
          <draw:text-box>
            <text:p><text:span text:style-name="T4">int a = 25;</text:span></text:p>
          </draw:text-box>
        </draw:frame>
        <draw:frame draw:style-name="gr23" draw:text-style-name="P5" draw:layer="layout" svg:width="5cm" svg:height="1.276cm" svg:x="9.5cm" svg:y="3.5cm">
          <draw:text-box>
            <text:p><text:span text:style-name="T3">int *p=&amp;a;</text:span></text:p>
          </draw:text-box>
        </draw:frame>
        <draw:custom-shape draw:style-name="gr27" draw:text-style-name="P6" draw:layer="layout" svg:width="4cm" svg:height="2cm" svg:x="9cm" svg:y="6.4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5cm" svg:height="0.962cm" svg:x="9.2cm" svg:y="5cm">
          <draw:text-box>
            <text:p>0x2000</text:p>
          </draw:text-box>
        </draw:frame>
        <draw:frame draw:style-name="gr5" draw:text-style-name="P5" draw:layer="layout" svg:width="3cm" svg:height="0.962cm" svg:x="9.6cm" svg:y="8.6cm">
          <draw:text-box>
            <text:p>*p</text:p>
          </draw:text-box>
        </draw:frame>
        <draw:frame draw:style-name="gr5" draw:text-style-name="P5" draw:layer="layout" svg:width="3.5cm" svg:height="0.962cm" svg:x="9.1cm" svg:y="6.9cm">
          <draw:text-box>
            <text:p>0x1000</text:p>
          </draw:text-box>
        </draw:frame>
        <draw:line draw:style-name="gr7" draw:text-style-name="P6" draw:layer="layout" svg:x1="13.5cm" svg:y1="3.257cm" svg:x2="13.5cm" svg:y2="15cm">
          <text:p/>
        </draw:line>
        <draw:frame draw:style-name="gr29" draw:text-style-name="P5" draw:layer="layout" svg:width="13.5cm" svg:height="11.261cm" svg:x="14cm" svg:y="3.5cm">
          <draw:text-box>
            <text:p xml:id="id42" text:id="id42"><text:span text:style-name="T5">*p = 100;</text:span></text:p>
            <text:p xml:id="id43" text:id="id43"><text:span text:style-name="T5"><text:s/></text:span><text:span text:style-name="T5">*(0x1000) = 100</text:span></text:p>
            <text:p xml:id="id47" text:id="id47"><text:span text:style-name="T5">a = 100</text:span></text:p>
            <text:p><text:span text:style-name="T5"/></text:p>
            <text:p xml:id="id44" text:id="id44"><text:span text:style-name="T5">If </text:span><text:span text:style-name="T2">*</text:span><text:span text:style-name="T5"> is used on LHS, it means goto that address and store the value. </text:span></text:p>
            <text:p><text:span text:style-name="T5"/></text:p>
            <text:p xml:id="id45" text:id="id45"><text:span text:style-name="T5">Therefore, </text:span></text:p>
            <text:p xml:id="id46" text:id="id46"><text:span text:style-name="T5">a = 100</text:span></text:p>
          </draw:text-box>
        </draw:frame>
        <draw:polyline draw:style-name="gr7" draw:text-style-name="P6" xml:id="id48" draw:id="id48" draw:layer="layout" svg:width="1.499cm" svg:height="0.961cm" svg:x="2.5cm" svg:y="6.9cm" svg:viewBox="0 0 1500 962" draw:points="0,962 1500,0">
          <text:p/>
        </draw:polyline>
        <draw:frame draw:style-name="gr18" draw:text-style-name="P5" draw:layer="layout" svg:width="2cm" svg:height="1.673cm" svg:x="4cm" svg:y="6.8cm">
          <draw:text-box>
            <text:p xml:id="id49" text:id="id49">100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Indirection Operator ( * )</text:p>
          </draw:text-box>
        </draw:frame>
        <draw:frame presentation:style-name="pr3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e value fetched /stored by the pointer depends on the datatype of the pointer. </text:p>
                <text:p/>
              </text:list-item>
            </text:list>
          </draw:text-box>
        </draw:frame>
        <draw:frame draw:style-name="gr30" draw:text-style-name="P5" draw:layer="layout" svg:width="12cm" svg:height="5.145cm" svg:x="2cm" svg:y="7cm">
          <draw:text-box>
            <text:p><text:span text:style-name="T3">int a = 1;</text:span></text:p>
            <text:p/>
            <text:p><text:span text:style-name="T3">Integer takes four bytes. </text:span></text:p>
            <text:p/>
            <text:p/>
            <text:p/>
          </draw:text-box>
        </draw:frame>
        <draw:frame draw:style-name="standard" draw:layer="layout" svg:width="14.098cm" svg:height="4.393cm" svg:x="1.761cm" svg:y="10.75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Byte 01</text:p>
                <text:p>(0x1000)</text:p>
              </table:table-cell>
              <table:table-cell>
                <text:p>Byte 02</text:p>
                <text:p>(0x10001)<text:tab/><text:tab/></text:p>
              </table:table-cell>
              <table:table-cell>
                <text:p>Byte 03</text:p>
                <text:p>(0x1002)</text:p>
              </table:table-cell>
              <table:table-cell>
                <text:p>Byte 04</text:p>
                <text:p>(0x1003)</text:p>
              </table:table-cell>
            </table:table-row>
            <table:table-row table:style-name="ro2" table:default-cell-style-name="gray2">
              <table:table-cell>
                <text:p>00</text:p>
              </table:table-cell>
              <table:table-cell>
                <text:p>00</text:p>
              </table:table-cell>
              <table:table-cell>
                <text:p>00</text:p>
              </table:table-cell>
              <table:table-cell>
                <text:p>01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7" draw:text-style-name="P6" draw:layer="layout" svg:x1="16.5cm" svg:y1="6.5cm" svg:x2="16.5cm" svg:y2="15.5cm">
          <text:p/>
        </draw:line>
        <draw:frame draw:style-name="gr31" draw:text-style-name="P5" draw:layer="layout" svg:width="9.5cm" svg:height="2.139cm" svg:x="17cm" svg:y="6.5cm">
          <draw:text-box>
            <text:p><text:span text:style-name="T9">int *p = &amp;a;</text:span></text:p>
            <text:p><text:span text:style-name="T9">char *q = (char *) &amp;a;</text:span></text:p>
          </draw:text-box>
        </draw:frame>
        <draw:custom-shape draw:style-name="gr32" draw:text-style-name="P6" draw:layer="layout" svg:width="3cm" svg:height="2cm" svg:x="17.5cm" svg:y="9.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3cm" svg:height="2cm" svg:x="22.6cm" svg:y="9.2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cm" svg:height="0.962cm" svg:x="18cm" svg:y="11cm">
          <draw:text-box>
            <text:p>*p</text:p>
          </draw:text-box>
        </draw:frame>
        <draw:frame draw:style-name="gr5" draw:text-style-name="P5" draw:layer="layout" svg:width="2cm" svg:height="0.962cm" svg:x="23.4cm" svg:y="11cm">
          <draw:text-box>
            <text:p>*q</text:p>
          </draw:text-box>
        </draw:frame>
        <draw:frame draw:style-name="gr18" draw:text-style-name="P5" draw:layer="layout" svg:width="3.5cm" svg:height="1.673cm" svg:x="17.5cm" svg:y="8.339cm">
          <draw:text-box>
            <text:p>0x3000</text:p>
          </draw:text-box>
        </draw:frame>
        <draw:frame draw:style-name="gr18" draw:text-style-name="P5" draw:layer="layout" svg:width="3.5cm" svg:height="1.673cm" svg:x="22.6cm" svg:y="8.44cm">
          <draw:text-box>
            <text:p>0x4000</text:p>
          </draw:text-box>
        </draw:frame>
        <draw:frame draw:style-name="gr18" draw:text-style-name="P5" draw:layer="layout" svg:width="3cm" svg:height="1.673cm" svg:x="17.5cm" svg:y="9.912cm">
          <draw:text-box>
            <text:p>0x1000</text:p>
          </draw:text-box>
        </draw:frame>
        <draw:frame draw:style-name="gr18" draw:text-style-name="P5" draw:layer="layout" svg:width="3cm" svg:height="1.673cm" svg:x="22.6cm" svg:y="9.427cm">
          <draw:text-box>
            <text:p>0x1000</text:p>
          </draw:text-box>
        </draw:frame>
        <draw:frame draw:style-name="gr33" draw:text-style-name="P5" draw:layer="layout" svg:width="11cm" svg:height="4.11cm" svg:x="17cm" svg:y="11.819cm">
          <draw:text-box>
            <text:p xml:id="id50" text:id="id50"><text:span text:style-name="T13">*p will goto address 0x1000 and fetches 4 bytes, (p is int) *p=1</text:span></text:p>
            <text:p/>
            <text:p xml:id="id51" text:id="id51" text:style-name="P10"><text:span text:style-name="T13">*q will goto address 0x1000 and fetches 1 bytes, (q is char) *q=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Advantages of pointers</text:p>
          </draw:text-box>
        </draw:frame>
        <draw:frame presentation:style-name="pr3" draw:text-style-name="P2" draw:layer="layout" svg:width="26.1cm" svg:height="10.815cm" svg:x="1.4cm" svg:y="3.685cm" presentation:class="outline" presentation:user-transformed="true">
          <draw:text-box>
            <text:list text:style-name="L2">
              <text:list-item>
                <text:p>Pointers provide direct access to memory.</text:p>
              </text:list-item>
              <text:list-item>
                <text:p>Pointers provide a way to return multiple values from a user defined function without using return keyword.</text:p>
              </text:list-item>
              <text:list-item>
                <text:p>Pointers reduce the storage space</text:p>
              </text:list-item>
              <text:list-item>
                <text:p>Pointers allow us to perform dynamic memory allocation and deallocation.</text:p>
              </text:list-item>
              <text:list-item>
                <text:p>Pointers allow us to create more complex data structures like linked lists, trees, graphs, stacks etc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-3.5cm" svg:y="-0.129cm" presentation:class="title" presentation:user-transformed="true">
          <draw:text-box>
            <text:p>Pointers and Functions</text:p>
          </draw:text-box>
        </draw:frame>
        <draw:frame draw:style-name="gr34" draw:text-style-name="P11" draw:layer="layout" svg:width="26.5cm" svg:height="1.276cm" svg:x="1cm" svg:y="1.9cm">
          <draw:text-box>
            <text:p><text:span text:style-name="T3">Write the output of the following by drawing the scope diagram</text:span></text:p>
          </draw:text-box>
        </draw:frame>
        <draw:frame draw:style-name="gr34" draw:text-style-name="P11" draw:layer="layout" svg:width="13cm" svg:height="12.56cm" svg:x="1cm" svg:y="3.1cm">
          <draw:text-box>
            <text:p><text:span text:style-name="T4">void swap(int a, int b)</text:span></text:p>
            <text:p><text:span text:style-name="T4">{</text:span></text:p>
            <text:p><text:span text:style-name="T4"><text:tab/></text:span><text:span text:style-name="T4">int temp = a;</text:span></text:p>
            <text:p><text:span text:style-name="T4"><text:tab/></text:span><text:span text:style-name="T4">a = b;</text:span></text:p>
            <text:p><text:span text:style-name="T4"><text:tab/></text:span><text:span text:style-name="T4">b = temp;</text:span></text:p>
            <text:p><text:span text:style-name="T4">}</text:span></text:p>
            <text:p><text:span text:style-name="T3"/></text:p>
            <text:p><text:span text:style-name="T4">int main()</text:span></text:p>
            <text:p><text:span text:style-name="T4">{</text:span></text:p>
            <text:p><text:span text:style-name="T4"><text:tab/></text:span><text:span text:style-name="T4">int a = 10, b = 20;</text:span></text:p>
            <text:p><text:span text:style-name="T4"><text:tab/></text:span><text:span text:style-name="T4">swap(a, b);</text:span></text:p>
            <text:p><text:span text:style-name="T4"><text:tab/></text:span><text:span text:style-name="T4">printf(“%d\n%d\n”,a,b);</text:span></text:p>
            <text:p><text:span text:style-name="T4"><text:tab/></text:span><text:span text:style-name="T4">return 0;</text:span></text:p>
            <text:p><text:span text:style-name="T4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-3.5cm" svg:y="-0.129cm" presentation:class="title" presentation:user-transformed="true">
          <draw:text-box>
            <text:p>Pointers and Functions</text:p>
          </draw:text-box>
        </draw:frame>
        <draw:frame draw:style-name="gr34" draw:text-style-name="P13" draw:layer="layout" svg:width="26.5cm" svg:height="1.276cm" svg:x="1cm" svg:y="1.9cm">
          <draw:text-box>
            <text:p text:style-name="P12"><text:span text:style-name="T3">Write the output of the following by drawing the scope diagram</text:span></text:p>
          </draw:text-box>
        </draw:frame>
        <draw:frame draw:style-name="gr34" draw:text-style-name="P13" draw:layer="layout" svg:width="13cm" svg:height="12.56cm" svg:x="1cm" svg:y="3.1cm">
          <draw:text-box>
            <text:p text:style-name="P12"><text:span text:style-name="T4">void swap(int a, int b)</text:span></text:p>
            <text:p text:style-name="P12"><text:span text:style-name="T4">{</text:span></text:p>
            <text:p text:style-name="P12"><text:span text:style-name="T4"><text:tab/></text:span><text:span text:style-name="T4">int temp = a;</text:span></text:p>
            <text:p text:style-name="P12"><text:span text:style-name="T4"><text:tab/></text:span><text:span text:style-name="T4">a = b;</text:span></text:p>
            <text:p text:style-name="P12"><text:span text:style-name="T4"><text:tab/></text:span><text:span text:style-name="T4">b = temp;</text:span></text:p>
            <text:p text:style-name="P12"><text:span text:style-name="T4">}</text:span></text:p>
            <text:p text:style-name="P12"><text:span text:style-name="T3"/></text:p>
            <text:p text:style-name="P12"><text:span text:style-name="T4">int main()</text:span></text:p>
            <text:p text:style-name="P12"><text:span text:style-name="T4">{</text:span></text:p>
            <text:p text:style-name="P12"><text:span text:style-name="T4"><text:tab/></text:span><text:span text:style-name="T4">int a = 10, b = 20;</text:span></text:p>
            <text:p text:style-name="P12"><text:span text:style-name="T4"><text:tab/></text:span><text:span text:style-name="T4">swap(a, b);</text:span></text:p>
            <text:p text:style-name="P12"><text:span text:style-name="T4"><text:tab/></text:span><text:span text:style-name="T4">printf(“%d\n%d\n”,a,b);</text:span></text:p>
            <text:p text:style-name="P12"><text:span text:style-name="T4"><text:tab/></text:span><text:span text:style-name="T4">return 0;</text:span></text:p>
            <text:p text:style-name="P12"><text:span text:style-name="T4">}</text:span></text:p>
          </draw:text-box>
        </draw:frame>
        <draw:custom-shape draw:style-name="gr35" draw:text-style-name="P6" draw:layer="layout" svg:width="10.8cm" svg:height="5cm" svg:x="13.7cm" svg:y="9.3cm">
          <text:p/>
          <draw:enhanced-geometry svg:viewBox="0 0 21600 21600" draw:type="rectangle" draw:enhanced-path="M 0 0 L 21600 0 21600 21600 0 21600 0 0 Z N"/>
        </draw:custom-shape>
        <draw:frame draw:style-name="gr5" draw:text-style-name="P13" draw:layer="layout" svg:width="6.8cm" svg:height="0.962cm" svg:x="15.7cm" svg:y="14.5cm">
          <draw:text-box>
            <text:p text:style-name="P12">main : scope</text:p>
          </draw:text-box>
        </draw:frame>
        <draw:custom-shape draw:style-name="gr32" draw:text-style-name="P6" draw:layer="layout" svg:width="3cm" svg:height="2cm" svg:x="14.5cm" svg:y="10.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3cm" svg:height="2cm" svg:x="19.3cm" svg:y="10.8cm">
          <text:p/>
          <draw:enhanced-geometry svg:viewBox="0 0 21600 21600" draw:type="rectangle" draw:enhanced-path="M 0 0 L 21600 0 21600 21600 0 21600 0 0 Z N"/>
        </draw:custom-shape>
        <draw:frame draw:style-name="gr34" draw:text-style-name="P13" draw:layer="layout" svg:width="2cm" svg:height="0.962cm" svg:x="15cm" svg:y="13cm">
          <draw:text-box>
            <text:p text:style-name="P12">a</text:p>
          </draw:text-box>
        </draw:frame>
        <draw:frame draw:style-name="gr34" draw:text-style-name="P13" draw:layer="layout" svg:width="2cm" svg:height="0.962cm" svg:x="20cm" svg:y="13cm">
          <draw:text-box>
            <text:p text:style-name="P12">b</text:p>
          </draw:text-box>
        </draw:frame>
        <draw:frame draw:style-name="gr34" draw:text-style-name="P13" draw:layer="layout" svg:width="3cm" svg:height="0.962cm" svg:x="14.5cm" svg:y="10cm">
          <draw:text-box>
            <text:p text:style-name="P12">0x1000</text:p>
          </draw:text-box>
        </draw:frame>
        <draw:frame draw:style-name="gr34" draw:text-style-name="P13" draw:layer="layout" svg:width="3cm" svg:height="0.962cm" svg:x="19.4cm" svg:y="10cm">
          <draw:text-box>
            <text:p text:style-name="P12">0x2000</text:p>
          </draw:text-box>
        </draw:frame>
        <draw:frame draw:style-name="gr34" draw:text-style-name="P13" draw:layer="layout" svg:width="2cm" svg:height="0.962cm" svg:x="15cm" svg:y="11.5cm">
          <draw:text-box>
            <text:p text:style-name="P12">10</text:p>
          </draw:text-box>
        </draw:frame>
        <draw:frame draw:style-name="gr34" draw:text-style-name="P13" draw:layer="layout" svg:width="2cm" svg:height="0.962cm" svg:x="19.9cm" svg:y="11.5cm">
          <draw:text-box>
            <text:p text:style-name="P12">20</text:p>
          </draw:text-box>
        </draw:frame>
        <draw:custom-shape draw:style-name="gr36" draw:text-style-name="P6" draw:layer="layout" svg:width="16cm" svg:height="4cm" svg:x="11.5cm" svg:y="3.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6" draw:layer="layout" svg:width="3.5cm" svg:height="2cm" svg:x="12.5cm" svg:y="4.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6" draw:layer="layout" svg:width="3.5cm" svg:height="2cm" svg:x="16.9cm" svg:y="4.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6" draw:layer="layout" svg:width="3.5cm" svg:height="2cm" svg:x="22.3cm" svg:y="4.5cm">
          <text:p/>
          <draw:enhanced-geometry svg:viewBox="0 0 21600 21600" draw:type="rectangle" draw:enhanced-path="M 0 0 L 21600 0 21600 21600 0 21600 0 0 Z N"/>
        </draw:custom-shape>
        <draw:frame draw:style-name="gr34" draw:text-style-name="P13" draw:layer="layout" svg:width="2cm" svg:height="0.962cm" svg:x="13.5cm" svg:y="6.5cm">
          <draw:text-box>
            <text:p text:style-name="P12">a</text:p>
          </draw:text-box>
        </draw:frame>
        <draw:frame draw:style-name="gr34" draw:text-style-name="P13" draw:layer="layout" svg:width="2cm" svg:height="0.962cm" svg:x="18cm" svg:y="6.5cm">
          <draw:text-box>
            <text:p text:style-name="P12">b</text:p>
          </draw:text-box>
        </draw:frame>
        <draw:frame draw:style-name="gr34" draw:text-style-name="P13" draw:layer="layout" svg:width="2cm" svg:height="0.962cm" svg:x="23.3cm" svg:y="6.5cm">
          <draw:text-box>
            <text:p text:style-name="P12">temp</text:p>
          </draw:text-box>
        </draw:frame>
        <draw:frame draw:style-name="gr34" draw:text-style-name="P13" draw:layer="layout" svg:width="3cm" svg:height="0.962cm" svg:x="12.8cm" svg:y="3.6cm">
          <draw:text-box>
            <text:p text:style-name="P12">0x3000</text:p>
          </draw:text-box>
        </draw:frame>
        <draw:frame draw:style-name="gr34" draw:text-style-name="P13" draw:layer="layout" svg:width="3cm" svg:height="0.962cm" svg:x="17.1cm" svg:y="3.6cm">
          <draw:text-box>
            <text:p text:style-name="P12">0x4000</text:p>
          </draw:text-box>
        </draw:frame>
        <draw:frame draw:style-name="gr34" draw:text-style-name="P13" draw:layer="layout" svg:width="3cm" svg:height="0.962cm" svg:x="22.6cm" svg:y="3.6cm">
          <draw:text-box>
            <text:p text:style-name="P12">0x5000</text:p>
          </draw:text-box>
        </draw:frame>
        <draw:frame draw:style-name="gr5" draw:text-style-name="P13" draw:layer="layout" svg:width="6.8cm" svg:height="0.962cm" svg:x="15.7cm" svg:y="7.4cm">
          <draw:text-box>
            <text:p text:style-name="P12">swap : scope</text:p>
          </draw:text-box>
        </draw:frame>
        <draw:line draw:style-name="gr6" draw:text-style-name="P6" draw:layer="layout" svg:x1="17cm" svg:y1="11.5cm" svg:x2="15cm" svg:y2="6cm">
          <text:p/>
        </draw:line>
        <draw:line draw:style-name="gr6" draw:text-style-name="P6" draw:layer="layout" svg:x1="21.5cm" svg:y1="11.5cm" svg:x2="19cm" svg:y2="6cm">
          <text:p/>
        </draw:line>
        <draw:frame draw:style-name="gr34" draw:text-style-name="P13" draw:layer="layout" svg:width="2cm" svg:height="0.962cm" svg:x="13.5cm" svg:y="5cm">
          <draw:text-box>
            <text:p text:style-name="P12">10</text:p>
          </draw:text-box>
        </draw:frame>
        <draw:frame draw:style-name="gr34" draw:text-style-name="P13" draw:layer="layout" svg:width="2cm" svg:height="0.962cm" svg:x="17.7cm" svg:y="5cm">
          <draw:text-box>
            <text:p text:style-name="P12">20</text:p>
          </draw:text-box>
        </draw:frame>
        <draw:frame draw:style-name="gr38" draw:text-style-name="P13" draw:layer="layout" svg:width="3.4cm" svg:height="1.673cm" svg:x="7.6cm" svg:y="6.6cm">
          <draw:text-box>
            <text:p xml:id="id52" text:id="id52" text:style-name="P12">temp = a</text:p>
            <text:p text:style-name="P12"/>
          </draw:text-box>
        </draw:frame>
        <draw:frame draw:style-name="gr34" draw:text-style-name="P13" draw:layer="layout" svg:width="2cm" svg:height="0.962cm" svg:x="23cm" svg:y="5cm">
          <draw:text-box>
            <text:p xml:id="id53" text:id="id53" text:style-name="P12">10</text:p>
          </draw:text-box>
        </draw:frame>
        <draw:frame draw:style-name="gr38" draw:text-style-name="P13" draw:layer="layout" svg:width="3.4cm" svg:height="1.673cm" svg:x="7.6cm" svg:y="7.701cm">
          <draw:text-box>
            <text:p xml:id="id54" text:id="id54" text:style-name="P12">a = b </text:p>
            <text:p text:style-name="P12"/>
          </draw:text-box>
        </draw:frame>
        <draw:line draw:style-name="gr7" draw:text-style-name="P6" draw:layer="layout" svg:x1="14.5cm" svg:y1="5cm" svg:x2="13.5cm" svg:y2="5.962cm">
          <text:p/>
        </draw:line>
        <draw:frame draw:style-name="gr34" draw:text-style-name="P13" draw:layer="layout" svg:width="2cm" svg:height="0.962cm" svg:x="14.5cm" svg:y="5cm">
          <draw:text-box>
            <text:p xml:id="id55" text:id="id55" text:style-name="P12">20</text:p>
          </draw:text-box>
        </draw:frame>
        <draw:frame draw:style-name="gr38" draw:text-style-name="P13" draw:layer="layout" svg:width="3.4cm" svg:height="1.673cm" svg:x="7.6cm" svg:y="8.802cm">
          <draw:text-box>
            <text:p xml:id="id56" text:id="id56" text:style-name="P12">b=temp</text:p>
            <text:p text:style-name="P12"/>
          </draw:text-box>
        </draw:frame>
        <draw:line draw:style-name="gr7" draw:text-style-name="P6" xml:id="id57" draw:id="id57" draw:layer="layout" svg:x1="19cm" svg:y1="5cm" svg:x2="17.5cm" svg:y2="6cm">
          <text:p/>
        </draw:line>
        <draw:frame draw:style-name="gr34" draw:text-style-name="P13" draw:layer="layout" svg:width="2cm" svg:height="0.962cm" svg:x="18.9cm" svg:y="5cm">
          <draw:text-box>
            <text:p xml:id="id58" text:id="id58" text:style-name="P12">10</text:p>
          </draw:text-box>
        </draw:frame>
        <draw:line draw:style-name="gr7" draw:text-style-name="P6" xml:id="id59" draw:id="id59" draw:layer="layout" svg:x1="11.5cm" svg:y1="3.5cm" svg:x2="27.5cm" svg:y2="7.5cm">
          <text:p/>
        </draw:line>
        <draw:line draw:style-name="gr7" draw:text-style-name="P6" xml:id="id60" draw:id="id60" draw:layer="layout" svg:x1="27.5cm" svg:y1="3.5cm" svg:x2="11.5cm" svg:y2="7.5cm">
          <text:p/>
        </draw:line>
        <draw:frame draw:style-name="gr18" draw:text-style-name="P13" draw:layer="layout" svg:width="7.5cm" svg:height="1.673cm" svg:x="6.5cm" svg:y="14.5cm">
          <draw:text-box>
            <text:p xml:id="id61" text:id="id61" text:style-name="P12">prints 10 and 20 in mai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A function can return maximum of one value</text:p>
              </text:list-item>
              <text:list-item>
                <text:p>If we want to change value of one variable in scope of another variable we pass with address. (Addresses are unique in computer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-3.5cm" svg:y="-0.129cm" presentation:class="title" presentation:user-transformed="true">
          <draw:text-box>
            <text:p>Pointers and Functions</text:p>
          </draw:text-box>
        </draw:frame>
        <draw:frame draw:style-name="gr34" draw:text-style-name="P13" draw:layer="layout" svg:width="26.5cm" svg:height="1.276cm" svg:x="1cm" svg:y="1.9cm">
          <draw:text-box>
            <text:p text:style-name="P12"><text:span text:style-name="T3">Write the output of the following by drawing the scope diagram</text:span></text:p>
          </draw:text-box>
        </draw:frame>
        <draw:frame draw:style-name="gr34" draw:text-style-name="P13" draw:layer="layout" svg:width="13cm" svg:height="12.56cm" svg:x="1cm" svg:y="3.1cm">
          <draw:text-box>
            <text:p text:style-name="P12"><text:span text:style-name="T4">void swap(int *a, int *b)</text:span></text:p>
            <text:p text:style-name="P12"><text:span text:style-name="T4">{</text:span></text:p>
            <text:p text:style-name="P12"><text:span text:style-name="T4"><text:tab/></text:span><text:span text:style-name="T4">int temp = *a;</text:span></text:p>
            <text:p text:style-name="P12"><text:span text:style-name="T4"><text:tab/></text:span><text:span text:style-name="T4">*a = *b;</text:span></text:p>
            <text:p text:style-name="P12"><text:span text:style-name="T4"><text:tab/></text:span><text:span text:style-name="T4">*b = temp;</text:span></text:p>
            <text:p text:style-name="P12"><text:span text:style-name="T4">}</text:span></text:p>
            <text:p text:style-name="P12"><text:span text:style-name="T3"/></text:p>
            <text:p text:style-name="P12"><text:span text:style-name="T4">int main()</text:span></text:p>
            <text:p text:style-name="P12"><text:span text:style-name="T4">{</text:span></text:p>
            <text:p text:style-name="P12"><text:span text:style-name="T4"><text:tab/></text:span><text:span text:style-name="T4">int a = 10, b = 20;</text:span></text:p>
            <text:p text:style-name="P12"><text:span text:style-name="T4"><text:tab/></text:span><text:span text:style-name="T14">swap(&amp;a, &amp;b);</text:span></text:p>
            <text:p text:style-name="P12"><text:span text:style-name="T4"><text:tab/></text:span><text:span text:style-name="T4">printf(“%d\n%d\n”,a,b);</text:span></text:p>
            <text:p text:style-name="P12"><text:span text:style-name="T4"><text:tab/></text:span><text:span text:style-name="T4">return 0;</text:span></text:p>
            <text:p text:style-name="P12"><text:span text:style-name="T4">}</text:span></text:p>
          </draw:text-box>
        </draw:frame>
        <draw:frame draw:style-name="gr34" draw:text-style-name="P16" draw:layer="layout" svg:width="14cm" svg:height="4.027cm" svg:x="12cm" svg:y="5cm">
          <draw:text-box>
            <text:p xml:id="id62" text:id="id62" text:style-name="P15"><text:span text:style-name="T8">We want to change the values of both variables ‘a’ and ‘b’ of main scope, therefore we pass these variables with addres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-3.5cm" svg:y="-0.129cm" presentation:class="title" presentation:user-transformed="true">
          <draw:text-box>
            <text:p>Pointers and Functions</text:p>
          </draw:text-box>
        </draw:frame>
        <draw:frame draw:style-name="gr34" draw:text-style-name="P13" draw:layer="layout" svg:width="26.5cm" svg:height="1.276cm" svg:x="1cm" svg:y="1.9cm">
          <draw:text-box>
            <text:p text:style-name="P12"><text:span text:style-name="T3">Write the output of the following by drawing the scope diagram</text:span></text:p>
          </draw:text-box>
        </draw:frame>
        <draw:frame draw:style-name="gr34" draw:text-style-name="P13" draw:layer="layout" svg:width="13cm" svg:height="12.56cm" svg:x="1cm" svg:y="3.1cm">
          <draw:text-box>
            <text:p text:style-name="P12"><text:span text:style-name="T4">void swap(int *a, int *b)</text:span></text:p>
            <text:p text:style-name="P12"><text:span text:style-name="T4">{</text:span></text:p>
            <text:p text:style-name="P12"><text:span text:style-name="T4"><text:tab/></text:span><text:span text:style-name="T4">int temp = *a;</text:span></text:p>
            <text:p text:style-name="P12"><text:span text:style-name="T4"><text:tab/></text:span><text:span text:style-name="T4">*a = *b;</text:span></text:p>
            <text:p text:style-name="P12"><text:span text:style-name="T4"><text:tab/></text:span><text:span text:style-name="T4">*b = temp;</text:span></text:p>
            <text:p text:style-name="P12"><text:span text:style-name="T4">}</text:span></text:p>
            <text:p text:style-name="P12"><text:span text:style-name="T3"/></text:p>
            <text:p text:style-name="P12"><text:span text:style-name="T4">int main()</text:span></text:p>
            <text:p text:style-name="P12"><text:span text:style-name="T4">{</text:span></text:p>
            <text:p text:style-name="P12"><text:span text:style-name="T4"><text:tab/></text:span><text:span text:style-name="T4">int a = 10, b = 20;</text:span></text:p>
            <text:p text:style-name="P12"><text:span text:style-name="T4"><text:tab/></text:span><text:span text:style-name="T4">swap(&amp;a, &amp;b);</text:span></text:p>
            <text:p text:style-name="P12"><text:span text:style-name="T4"><text:tab/></text:span><text:span text:style-name="T4">printf(“%d\n%d\n”,a,b);</text:span></text:p>
            <text:p text:style-name="P12"><text:span text:style-name="T4"><text:tab/></text:span><text:span text:style-name="T4">return 0;</text:span></text:p>
            <text:p text:style-name="P12"><text:span text:style-name="T4">}</text:span></text:p>
          </draw:text-box>
        </draw:frame>
        <draw:custom-shape draw:style-name="gr35" draw:text-style-name="P6" draw:layer="layout" svg:width="10.8cm" svg:height="5cm" svg:x="13.7cm" svg:y="9.3cm">
          <text:p/>
          <draw:enhanced-geometry svg:viewBox="0 0 21600 21600" draw:type="rectangle" draw:enhanced-path="M 0 0 L 21600 0 21600 21600 0 21600 0 0 Z N"/>
        </draw:custom-shape>
        <draw:frame draw:style-name="gr5" draw:text-style-name="P13" draw:layer="layout" svg:width="6.8cm" svg:height="0.962cm" svg:x="15.7cm" svg:y="14.5cm">
          <draw:text-box>
            <text:p text:style-name="P12">main : scope</text:p>
          </draw:text-box>
        </draw:frame>
        <draw:custom-shape draw:style-name="gr32" draw:text-style-name="P6" draw:layer="layout" svg:width="3cm" svg:height="2cm" svg:x="14.5cm" svg:y="10.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3cm" svg:height="2cm" svg:x="19.3cm" svg:y="10.8cm">
          <text:p/>
          <draw:enhanced-geometry svg:viewBox="0 0 21600 21600" draw:type="rectangle" draw:enhanced-path="M 0 0 L 21600 0 21600 21600 0 21600 0 0 Z N"/>
        </draw:custom-shape>
        <draw:frame draw:style-name="gr34" draw:text-style-name="P13" draw:layer="layout" svg:width="2cm" svg:height="0.962cm" svg:x="15cm" svg:y="13cm">
          <draw:text-box>
            <text:p text:style-name="P12">a</text:p>
          </draw:text-box>
        </draw:frame>
        <draw:frame draw:style-name="gr34" draw:text-style-name="P13" draw:layer="layout" svg:width="2cm" svg:height="0.962cm" svg:x="20cm" svg:y="13cm">
          <draw:text-box>
            <text:p text:style-name="P12">b</text:p>
          </draw:text-box>
        </draw:frame>
        <draw:frame draw:style-name="gr34" draw:text-style-name="P13" draw:layer="layout" svg:width="3cm" svg:height="0.962cm" svg:x="14.5cm" svg:y="10cm">
          <draw:text-box>
            <text:p text:style-name="P12">0x1000</text:p>
          </draw:text-box>
        </draw:frame>
        <draw:frame draw:style-name="gr34" draw:text-style-name="P13" draw:layer="layout" svg:width="3cm" svg:height="0.962cm" svg:x="19.4cm" svg:y="10cm">
          <draw:text-box>
            <text:p text:style-name="P12">0x2000</text:p>
          </draw:text-box>
        </draw:frame>
        <draw:frame draw:style-name="gr34" draw:text-style-name="P13" draw:layer="layout" svg:width="2cm" svg:height="0.962cm" svg:x="15cm" svg:y="11.5cm">
          <draw:text-box>
            <text:p text:style-name="P12">10</text:p>
          </draw:text-box>
        </draw:frame>
        <draw:frame draw:style-name="gr34" draw:text-style-name="P13" draw:layer="layout" svg:width="2cm" svg:height="0.962cm" svg:x="19.3cm" svg:y="11.2cm">
          <draw:text-box>
            <text:p text:style-name="P12">20</text:p>
          </draw:text-box>
        </draw:frame>
        <draw:custom-shape draw:style-name="gr36" draw:text-style-name="P6" draw:layer="layout" svg:width="16cm" svg:height="4cm" svg:x="11.5cm" svg:y="3.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6" draw:layer="layout" svg:width="3.5cm" svg:height="2cm" svg:x="12.5cm" svg:y="4.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6" draw:layer="layout" svg:width="3.5cm" svg:height="2cm" svg:x="16.9cm" svg:y="4.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6" draw:layer="layout" svg:width="3.5cm" svg:height="2cm" svg:x="22.3cm" svg:y="4.5cm">
          <text:p/>
          <draw:enhanced-geometry svg:viewBox="0 0 21600 21600" draw:type="rectangle" draw:enhanced-path="M 0 0 L 21600 0 21600 21600 0 21600 0 0 Z N"/>
        </draw:custom-shape>
        <draw:frame draw:style-name="gr34" draw:text-style-name="P13" draw:layer="layout" svg:width="2cm" svg:height="0.962cm" svg:x="13.5cm" svg:y="6.5cm">
          <draw:text-box>
            <text:p text:style-name="P12">*a</text:p>
          </draw:text-box>
        </draw:frame>
        <draw:frame draw:style-name="gr34" draw:text-style-name="P13" draw:layer="layout" svg:width="2cm" svg:height="0.962cm" svg:x="18cm" svg:y="6.5cm">
          <draw:text-box>
            <text:p text:style-name="P12">*b</text:p>
          </draw:text-box>
        </draw:frame>
        <draw:frame draw:style-name="gr34" draw:text-style-name="P13" draw:layer="layout" svg:width="2cm" svg:height="0.962cm" svg:x="23.3cm" svg:y="6.5cm">
          <draw:text-box>
            <text:p text:style-name="P12">temp</text:p>
          </draw:text-box>
        </draw:frame>
        <draw:frame draw:style-name="gr34" draw:text-style-name="P13" draw:layer="layout" svg:width="3cm" svg:height="0.962cm" svg:x="12.8cm" svg:y="3.6cm">
          <draw:text-box>
            <text:p text:style-name="P12">0x3000</text:p>
          </draw:text-box>
        </draw:frame>
        <draw:frame draw:style-name="gr34" draw:text-style-name="P13" draw:layer="layout" svg:width="3cm" svg:height="0.962cm" svg:x="17.1cm" svg:y="3.6cm">
          <draw:text-box>
            <text:p text:style-name="P12">0x4000</text:p>
          </draw:text-box>
        </draw:frame>
        <draw:frame draw:style-name="gr34" draw:text-style-name="P13" draw:layer="layout" svg:width="3cm" svg:height="0.962cm" svg:x="22.6cm" svg:y="3.6cm">
          <draw:text-box>
            <text:p text:style-name="P12">0x5000</text:p>
          </draw:text-box>
        </draw:frame>
        <draw:frame draw:style-name="gr5" draw:text-style-name="P13" draw:layer="layout" svg:width="6.8cm" svg:height="0.962cm" svg:x="15.7cm" svg:y="7.4cm">
          <draw:text-box>
            <text:p text:style-name="P12">swap : scope</text:p>
          </draw:text-box>
        </draw:frame>
        <draw:line draw:style-name="gr6" draw:text-style-name="P6" draw:layer="layout" svg:x1="16cm" svg:y1="10cm" svg:x2="15cm" svg:y2="6cm">
          <text:p/>
        </draw:line>
        <draw:line draw:style-name="gr6" draw:text-style-name="P6" draw:layer="layout" svg:x1="21cm" svg:y1="10cm" svg:x2="19cm" svg:y2="6cm">
          <text:p/>
        </draw:line>
        <draw:frame draw:style-name="gr18" draw:text-style-name="P13" draw:layer="layout" svg:width="2.9cm" svg:height="1.673cm" svg:x="13.1cm" svg:y="4.8cm">
          <draw:text-box>
            <text:p text:style-name="P12">0x1000</text:p>
          </draw:text-box>
        </draw:frame>
        <draw:frame draw:style-name="gr18" draw:text-style-name="P13" draw:layer="layout" svg:width="3cm" svg:height="1.673cm" svg:x="17.2cm" svg:y="4.8cm">
          <draw:text-box>
            <text:p text:style-name="P12">0x2000</text:p>
          </draw:text-box>
        </draw:frame>
        <draw:frame draw:style-name="gr34" draw:text-style-name="P13" draw:layer="layout" svg:width="2cm" svg:height="0.962cm" svg:x="23cm" svg:y="5cm">
          <draw:text-box>
            <text:p xml:id="id66" text:id="id66" text:style-name="P12">10</text:p>
          </draw:text-box>
        </draw:frame>
        <draw:line draw:style-name="gr7" draw:text-style-name="P6" draw:layer="layout" svg:x1="11.5cm" svg:y1="3.5cm" svg:x2="27.5cm" svg:y2="7.5cm">
          <text:p/>
        </draw:line>
        <draw:line draw:style-name="gr7" draw:text-style-name="P6" draw:layer="layout" svg:x1="27.5cm" svg:y1="3.5cm" svg:x2="11.5cm" svg:y2="7.5cm">
          <text:p/>
        </draw:line>
        <draw:frame draw:style-name="gr34" draw:text-style-name="P11" draw:layer="layout" svg:width="4cm" svg:height="2.384cm" svg:x="7.6cm" svg:y="4.2cm">
          <draw:text-box>
            <text:p xml:id="id63" text:id="id63">temp=*a</text:p>
            <text:p xml:id="id64" text:id="id64"><text:s/>=*(0x1000)</text:p>
            <text:p xml:id="id65" text:id="id65"><text:s text:c="2"/>= 10</text:p>
          </draw:text-box>
        </draw:frame>
        <draw:frame draw:style-name="gr39" draw:text-style-name="P11" draw:layer="layout" svg:width="7cm" svg:height="3.095cm" svg:x="6.5cm" svg:y="6.8cm">
          <draw:text-box>
            <text:p xml:id="id67" text:id="id67"><text:span text:style-name="T15">*a=*</text:span>b</text:p>
            <text:p xml:id="id68" text:id="id68">*(0x1000) =*(0x2000)</text:p>
            <text:p xml:id="id69" text:id="id69">*(0x1000) = 20</text:p>
          </draw:text-box>
        </draw:frame>
        <draw:line draw:style-name="gr7" draw:text-style-name="P6" xml:id="id70" draw:id="id70" draw:layer="layout" svg:x1="16cm" svg:y1="11.5cm" svg:x2="15cm" svg:y2="12.5cm">
          <text:p/>
        </draw:line>
        <draw:frame draw:style-name="gr34" draw:text-style-name="P13" draw:layer="layout" svg:width="2cm" svg:height="0.962cm" svg:x="16.1cm" svg:y="11.5cm">
          <draw:text-box>
            <text:p xml:id="id71" text:id="id71" text:style-name="P12">20</text:p>
          </draw:text-box>
        </draw:frame>
        <draw:frame draw:style-name="gr39" draw:text-style-name="P11" draw:layer="layout" svg:width="7cm" svg:height="3.095cm" svg:x="6.5cm" svg:y="9.001cm">
          <draw:text-box>
            <text:p xml:id="id72" text:id="id72"><text:span text:style-name="T15">*</text:span>b = temp</text:p>
            <text:p xml:id="id73" text:id="id73">*(0x2000) =10</text:p>
            <text:p/>
          </draw:text-box>
        </draw:frame>
        <draw:line draw:style-name="gr7" draw:text-style-name="P6" xml:id="id74" draw:id="id74" draw:layer="layout" svg:x1="20.5cm" svg:y1="11.5cm" svg:x2="19.3cm" svg:y2="12cm">
          <text:p/>
        </draw:line>
        <draw:line draw:style-name="gr6" draw:text-style-name="P6" xml:id="id75" draw:id="id75" draw:layer="layout" svg:x1="24cm" svg:y1="6cm" svg:x2="21cm" svg:y2="11.5cm">
          <text:p/>
        </draw:line>
        <draw:frame draw:style-name="gr34" draw:text-style-name="P13" draw:layer="layout" svg:width="2cm" svg:height="0.962cm" svg:x="20.1cm" svg:y="11.5cm">
          <draw:text-box>
            <text:p xml:id="id76" text:id="id76" text:style-name="P12">10</text:p>
          </draw:text-box>
        </draw:frame>
        <draw:frame draw:style-name="gr18" draw:text-style-name="P13" draw:layer="layout" svg:width="7.5cm" svg:height="1.673cm" svg:x="6.5cm" svg:y="14.501cm">
          <draw:text-box>
            <text:p xml:id="id77" text:id="id77" text:style-name="P12">prints 20 and 10 in mai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Write output by drawing the scope diagram</text:p>
          </draw:text-box>
        </draw:frame>
        <draw:frame draw:style-name="gr34" draw:text-style-name="P11" draw:layer="layout" svg:width="25cm" svg:height="13.467cm" svg:x="0.8cm" svg:y="2.4cm">
          <draw:text-box>
            <text:p><text:span text:style-name="T9">void fun(int *p) </text:span></text:p>
            <text:p><text:span text:style-name="T9">{ </text:span></text:p>
            <text:p><text:span text:style-name="T9"><text:s text:c="2"/></text:span><text:span text:style-name="T9">int q = 10; </text:span></text:p>
            <text:p><text:span text:style-name="T9"><text:s text:c="2"/></text:span><text:span text:style-name="T9">p = &amp;q; </text:span></text:p>
            <text:p><text:span text:style-name="T9">} <text:s text:c="4"/></text:span></text:p>
            <text:p><text:span text:style-name="T9"><text:s text:c="3"/></text:span></text:p>
            <text:p><text:span text:style-name="T9">int main() </text:span></text:p>
            <text:p><text:span text:style-name="T9">{ </text:span></text:p>
            <text:p><text:span text:style-name="T9"><text:s text:c="2"/></text:span><text:span text:style-name="T9">int r = 20; </text:span></text:p>
            <text:p><text:span text:style-name="T9"><text:s text:c="2"/></text:span><text:span text:style-name="T9">int *p = &amp;r; </text:span></text:p>
            <text:p><text:span text:style-name="T9"><text:s text:c="2"/></text:span><text:span text:style-name="T9">fun(p); </text:span></text:p>
            <text:p><text:span text:style-name="T9"><text:s text:c="2"/></text:span><text:span text:style-name="T9">printf("%d", *p); </text:span></text:p>
            <text:p><text:span text:style-name="T9"><text:s text:c="2"/></text:span><text:span text:style-name="T9">return 0; </text:span></text:p>
            <text:p><text:span text:style-name="T9">}</text:span></text:p>
          </draw:text-box>
        </draw:frame>
        <draw:frame draw:style-name="gr34" draw:text-style-name="P18" draw:layer="layout" svg:width="10.5cm" svg:height="1.826cm" svg:x="13cm" svg:y="7cm">
          <draw:text-box>
            <text:p xml:id="id78" text:id="id78" text:style-name="P17"><text:span text:style-name="T16">Output: 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Write output by drawing the scope diagram</text:p>
          </draw:text-box>
        </draw:frame>
        <draw:frame draw:style-name="gr40" draw:text-style-name="P11" draw:layer="layout" svg:width="15cm" svg:height="14.139cm" svg:x="0.5cm" svg:y="1.8cm">
          <draw:text-box>
            <text:p><text:span text:style-name="T4">#include&lt;stdio.h&gt;</text:span></text:p>
            <text:p><text:span text:style-name="T4">void fun(int arr[])</text:span></text:p>
            <text:p><text:span text:style-name="T4">{</text:span></text:p>
            <text:p><text:span text:style-name="T4"><text:s text:c="2"/></text:span><text:span text:style-name="T4">int i;</text:span></text:p>
            <text:p><text:span text:style-name="T4"><text:s text:c="2"/></text:span><text:span text:style-name="T4">int arr_size = sizeof(arr)/sizeof(arr[0]);</text:span></text:p>
            <text:p><text:span text:style-name="T4"><text:s text:c="2"/></text:span><text:span text:style-name="T4">for (i = 0; i &lt; arr_size; i++)</text:span></text:p>
            <text:p><text:span text:style-name="T4"><text:s text:c="6"/></text:span><text:span text:style-name="T4">printf("%d ", arr[i]);</text:span></text:p>
            <text:p><text:span text:style-name="T4">}</text:span></text:p>
            <text:p><text:span text:style-name="T4"><text:s/></text:span></text:p>
            <text:p><text:span text:style-name="T4">int main()</text:span></text:p>
            <text:p><text:span text:style-name="T4">{</text:span></text:p>
            <text:p><text:span text:style-name="T4"><text:s text:c="2"/></text:span><text:span text:style-name="T4">int i;</text:span></text:p>
            <text:p><text:span text:style-name="T4"><text:s text:c="2"/></text:span><text:span text:style-name="T4">int arr[4] = {10, 20 ,30, 40};</text:span></text:p>
            <text:p><text:span text:style-name="T4"><text:s text:c="2"/></text:span><text:span text:style-name="T4">fun(arr);</text:span></text:p>
            <text:p><text:span text:style-name="T4"><text:s text:c="2"/></text:span><text:span text:style-name="T4">return 0;</text:span></text:p>
            <text:p><text:span text:style-name="T4">} </text:span></text:p>
          </draw:text-box>
        </draw:frame>
        <draw:frame draw:style-name="gr41" draw:text-style-name="P18" draw:layer="layout" svg:width="15cm" svg:height="5cm" svg:x="12cm" svg:y="8cm">
          <draw:text-box>
            <text:p xml:id="id79" text:id="id79" text:style-name="P17"><text:span text:style-name="T2">Ans: Compiler Dependent</text:span></text:p>
            <text:p text:style-name="P17"><text:span text:style-name="T1"/></text:p>
            <text:p xml:id="id80" text:id="id80" text:style-name="P17"><text:span text:style-name="T2">In gcc it is 10 and 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ointer Arithmetic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It is also called as pointer scaling.</text:p>
              </text:list-item>
            </text:list>
          </draw:text-box>
        </draw:frame>
        <draw:frame draw:style-name="gr34" draw:text-style-name="P11" draw:layer="layout" svg:width="23.5cm" svg:height="6.401cm" svg:x="2.5cm" svg:y="6cm">
          <draw:text-box>
            <text:p><text:span text:style-name="T3">ptr <text:s/>+ Z ----------&gt; ptr + Z * d</text:span></text:p>
            <text:p><text:span text:style-name="T3"/></text:p>
            <text:p><text:span text:style-name="T3">Where,</text:span></text:p>
            <text:p><text:span text:style-name="T3">ptr – any pointer</text:span></text:p>
            <text:p><text:span text:style-name="T3">Z – any integer</text:span></text:p>
            <text:p><text:span text:style-name="T3">d – sizeof(pointer data_type)</text:span></text:p>
          </draw:text-box>
        </draw:frame>
        <draw:frame draw:style-name="gr18" draw:text-style-name="P11" draw:layer="layout" svg:width="6.5cm" svg:height="1.673cm" svg:x="5cm" svg:y="7.2cm">
          <draw:text-box>
            <text:p>Compiler convert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ointers and Array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rray name is a constant pointer. </text:p>
                <text:p/>
              </text:list-item>
            </text:list>
          </draw:text-box>
        </draw:frame>
        <draw:frame draw:style-name="gr42" draw:text-style-name="P11" draw:layer="layout" svg:width="20cm" svg:height="4.733cm" svg:x="2cm" svg:y="5.5cm">
          <draw:text-box>
            <text:p><text:span text:style-name="T11">int a[]={10,20,30,40,50};</text:span></text:p>
            <text:p><text:span text:style-name="T11"/></text:p>
            <text:p><text:span text:style-name="T11"/></text:p>
            <text:p/>
          </draw:text-box>
        </draw:frame>
        <draw:frame draw:style-name="standard" draw:layer="layout" svg:width="14.098cm" svg:height="5.998cm" svg:x="2.261cm" svg:y="7.8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gray3">
              <table:table-cell>
                <text:p>0</text:p>
              </table:table-cell>
              <table:table-cell>
                <text:p>1<text:tab/>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</table:table-row>
            <table:table-row table:style-name="ro2" table:default-cell-style-name="gray2">
              <table:table-cell>
                <text:p>10</text:p>
              </table:table-cell>
              <table:table-cell>
                <text:p>20</text:p>
              </table:table-cell>
              <table:table-cell>
                <text:p>30</text:p>
              </table:table-cell>
              <table:table-cell>
                <text:p>40</text:p>
              </table:table-cell>
              <table:table-cell>
                <text:p>50</text:p>
              </table:table-cell>
            </table:table-row>
            <table:table-row table:style-name="ro2" table:default-cell-style-name="gray1">
              <table:table-cell>
                <text:p>1000</text:p>
              </table:table-cell>
              <table:table-cell>
                <text:p>1004</text:p>
              </table:table-cell>
              <table:table-cell>
                <text:p>1008</text:p>
              </table:table-cell>
              <table:table-cell>
                <text:p>1012</text:p>
              </table:table-cell>
              <table:table-cell>
                <text:p>1016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6" draw:text-style-name="P6" draw:layer="layout" svg:x1="19cm" svg:y1="9cm" svg:x2="15.5cm" svg:y2="9cm">
          <text:p/>
        </draw:line>
        <draw:line draw:style-name="gr6" draw:text-style-name="P6" draw:layer="layout" svg:x1="19.001cm" svg:y1="10.5cm" svg:x2="15.501cm" svg:y2="10.5cm">
          <text:p/>
        </draw:line>
        <draw:line draw:style-name="gr6" draw:text-style-name="P6" draw:layer="layout" svg:x1="19.002cm" svg:y1="12.3cm" svg:x2="15.502cm" svg:y2="12.3cm">
          <text:p/>
        </draw:line>
        <draw:frame draw:style-name="gr34" draw:text-style-name="P11" draw:layer="layout" svg:width="3.5cm" svg:height="0.962cm" svg:x="19.5cm" svg:y="8.5cm">
          <draw:text-box>
            <text:p>indices</text:p>
          </draw:text-box>
        </draw:frame>
        <draw:frame draw:style-name="gr34" draw:text-style-name="P11" draw:layer="layout" svg:width="3.5cm" svg:height="0.962cm" svg:x="19.5cm" svg:y="10cm">
          <draw:text-box>
            <text:p>values</text:p>
          </draw:text-box>
        </draw:frame>
        <draw:frame draw:style-name="gr34" draw:text-style-name="P11" draw:layer="layout" svg:width="3.5cm" svg:height="0.962cm" svg:x="19.5cm" svg:y="12cm">
          <draw:text-box>
            <text:p>addresses</text:p>
          </draw:text-box>
        </draw:frame>
        <draw:frame draw:style-name="gr34" draw:text-style-name="P18" draw:layer="layout" svg:width="7.5cm" svg:height="5.302cm" svg:x="19.5cm" svg:y="3.257cm">
          <draw:text-box>
            <text:p xml:id="id81" text:id="id81" text:style-name="P17"><text:span text:style-name="T14">printf(“%p”,a); </text:span></text:p>
            <text:p text:style-name="P17"><text:span text:style-name="T1"/></text:p>
            <text:p xml:id="id82" text:id="id82" text:style-name="P17"><text:span text:style-name="T14">prints the base address in hexadecimal format. (0x1000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ointers and Array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rray name is a constant pointer. </text:p>
                <text:p/>
              </text:list-item>
            </text:list>
          </draw:text-box>
        </draw:frame>
        <draw:frame draw:style-name="gr42" draw:text-style-name="P11" draw:layer="layout" svg:width="20cm" svg:height="4.733cm" svg:x="2cm" svg:y="5.5cm">
          <draw:text-box>
            <text:p><text:span text:style-name="T11">int a[]={10,20,30,40,50};</text:span></text:p>
            <text:p><text:span text:style-name="T11"/></text:p>
            <text:p><text:span text:style-name="T11"/></text:p>
            <text:p/>
          </draw:text-box>
        </draw:frame>
        <draw:frame draw:style-name="standard" draw:layer="layout" svg:width="14.098cm" svg:height="5.998cm" svg:x="2.261cm" svg:y="7.8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gray3">
              <table:table-cell>
                <text:p>0</text:p>
              </table:table-cell>
              <table:table-cell>
                <text:p>1<text:tab/>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</table:table-row>
            <table:table-row table:style-name="ro2" table:default-cell-style-name="gray2">
              <table:table-cell>
                <text:p>10</text:p>
              </table:table-cell>
              <table:table-cell>
                <text:p>20</text:p>
              </table:table-cell>
              <table:table-cell>
                <text:p>30</text:p>
              </table:table-cell>
              <table:table-cell>
                <text:p>40</text:p>
              </table:table-cell>
              <table:table-cell>
                <text:p>50</text:p>
              </table:table-cell>
            </table:table-row>
            <table:table-row table:style-name="ro2" table:default-cell-style-name="gray1">
              <table:table-cell>
                <text:p>1000</text:p>
              </table:table-cell>
              <table:table-cell>
                <text:p>1004</text:p>
              </table:table-cell>
              <table:table-cell>
                <text:p>1008</text:p>
              </table:table-cell>
              <table:table-cell>
                <text:p>1012</text:p>
              </table:table-cell>
              <table:table-cell>
                <text:p>1016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4" draw:text-style-name="P11" draw:layer="layout" svg:width="8cm" svg:height="2.855cm" svg:x="19.5cm" svg:y="3.5cm">
          <draw:text-box>
            <text:p xml:id="id83" text:id="id83"><text:span text:style-name="T4">We can store the base address in a pointer</text:span></text:p>
          </draw:text-box>
        </draw:frame>
        <draw:frame draw:style-name="gr34" draw:text-style-name="P11" draw:layer="layout" svg:width="8.5cm" svg:height="5.376cm" svg:x="18.5cm" svg:y="7cm">
          <draw:text-box>
            <text:p xml:id="id84" text:id="id84"><text:span text:style-name="T3">int *p = a;</text:span></text:p>
            <text:p><text:span text:style-name="T3"/></text:p>
            <text:p xml:id="id85" text:id="id85"><text:span text:style-name="T3">Array name gives address therefore no need to write &amp;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-4.8cm" svg:y="0.128cm" presentation:class="title" presentation:user-transformed="true">
          <draw:text-box>
            <text:p>Pointers and Arrays</text:p>
          </draw:text-box>
        </draw:frame>
        <draw:frame presentation:style-name="pr3" draw:layer="layout" svg:width="16.3cm" svg:height="9.134cm" svg:x="-0.8cm" svg:y="3.685cm" presentation:class="outline" presentation:user-transformed="true">
          <draw:text-box>
            <text:list text:style-name="L2">
              <text:list-header>
                <text:p><text:span text:style-name="T5">Array name is a constant pointer. </text:span></text:p>
                <text:p/>
              </text:list-header>
            </text:list>
          </draw:text-box>
        </draw:frame>
        <draw:frame draw:style-name="gr42" draw:text-style-name="P11" draw:layer="layout" svg:width="20cm" svg:height="4.733cm" svg:x="0.1cm" svg:y="5.5cm">
          <draw:text-box>
            <text:p><text:span text:style-name="T11">int a[]={10,20,30,40,50};</text:span></text:p>
            <text:p><text:span text:style-name="T11"/></text:p>
            <text:p><text:span text:style-name="T11"/></text:p>
            <text:p/>
          </draw:text-box>
        </draw:frame>
        <draw:frame draw:style-name="standard" draw:layer="layout" svg:width="14.098cm" svg:height="5.998cm" svg:x="0.461cm" svg:y="7.8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gray3">
              <table:table-cell>
                <text:p>0</text:p>
              </table:table-cell>
              <table:table-cell>
                <text:p>1<text:tab/>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</table:table-row>
            <table:table-row table:style-name="ro2" table:default-cell-style-name="gray2">
              <table:table-cell>
                <text:p>10</text:p>
              </table:table-cell>
              <table:table-cell>
                <text:p>20</text:p>
              </table:table-cell>
              <table:table-cell>
                <text:p>30</text:p>
              </table:table-cell>
              <table:table-cell>
                <text:p>40</text:p>
              </table:table-cell>
              <table:table-cell>
                <text:p>50</text:p>
              </table:table-cell>
            </table:table-row>
            <table:table-row table:style-name="ro2" table:default-cell-style-name="gray1">
              <table:table-cell>
                <text:p>1000</text:p>
              </table:table-cell>
              <table:table-cell>
                <text:p>1004</text:p>
              </table:table-cell>
              <table:table-cell>
                <text:p>1008</text:p>
              </table:table-cell>
              <table:table-cell>
                <text:p>1012</text:p>
              </table:table-cell>
              <table:table-cell>
                <text:p>1016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7" draw:text-style-name="P6" draw:layer="layout" svg:x1="16.5cm" svg:y1="0.128cm" svg:x2="16.5cm" svg:y2="15cm">
          <text:p/>
        </draw:line>
        <draw:frame draw:style-name="gr43" draw:text-style-name="P11" draw:layer="layout" svg:width="5cm" svg:height="3.328cm" svg:x="17cm" svg:y="0.5cm">
          <draw:text-box>
            <text:p xml:id="id86" text:id="id86"><text:span text:style-name="T9">int *p = a;</text:span></text:p>
            <text:p/>
            <text:p/>
            <text:p/>
          </draw:text-box>
        </draw:frame>
        <draw:custom-shape draw:style-name="gr44" draw:text-style-name="P6" xml:id="id87" draw:id="id87" draw:layer="layout" svg:width="4.5cm" svg:height="3cm" svg:x="17.5cm" svg:y="2.5cm">
          <text:p/>
          <draw:enhanced-geometry svg:viewBox="0 0 21600 21600" draw:type="rectangle" draw:enhanced-path="M 0 0 L 21600 0 21600 21600 0 21600 0 0 Z N"/>
        </draw:custom-shape>
        <draw:frame draw:style-name="gr34" draw:text-style-name="P11" xml:id="id88" draw:id="id88" draw:layer="layout" svg:width="3cm" svg:height="0.962cm" svg:x="18.5cm" svg:y="5.5cm">
          <draw:text-box>
            <text:p>*p</text:p>
          </draw:text-box>
        </draw:frame>
        <draw:frame draw:style-name="gr34" draw:text-style-name="P11" xml:id="id89" draw:id="id89" draw:layer="layout" svg:width="3cm" svg:height="0.962cm" svg:x="18cm" svg:y="1.5cm">
          <draw:text-box>
            <text:p>0x2000</text:p>
          </draw:text-box>
        </draw:frame>
        <draw:frame draw:style-name="gr34" draw:text-style-name="P11" xml:id="id90" draw:id="id90" draw:layer="layout" svg:width="3.5cm" svg:height="0.962cm" svg:x="18cm" svg:y="3.5cm">
          <draw:text-box>
            <text:p>0x1000</text:p>
          </draw:text-box>
        </draw:frame>
        <draw:line draw:style-name="gr7" draw:text-style-name="P6" draw:layer="layout" svg:x1="16.5cm" svg:y1="7cm" svg:x2="22.5cm" svg:y2="7cm">
          <text:p/>
        </draw:line>
        <draw:line draw:style-name="gr7" draw:text-style-name="P6" draw:layer="layout" svg:x1="22.5cm" svg:y1="0cm" svg:x2="22.5cm" svg:y2="15cm">
          <text:p/>
        </draw:line>
        <draw:frame draw:style-name="gr34" draw:text-style-name="P18" draw:layer="layout" svg:width="2cm" svg:height="1.826cm" svg:x="1cm" svg:y="14cm">
          <draw:text-box>
            <text:p xml:id="id91" text:id="id91" text:style-name="P17"><text:span text:style-name="T16">p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-4.8cm" svg:y="0.128cm" presentation:class="title" presentation:user-transformed="true">
          <draw:text-box>
            <text:p>Pointers and Arrays</text:p>
          </draw:text-box>
        </draw:frame>
        <draw:frame presentation:style-name="pr3" draw:layer="layout" svg:width="16.3cm" svg:height="9.134cm" svg:x="-0.8cm" svg:y="3.685cm" presentation:class="outline" presentation:user-transformed="true">
          <draw:text-box>
            <text:list text:style-name="L2">
              <text:list-header>
                <text:p><text:span text:style-name="T5">Array name is a constant pointer. </text:span></text:p>
                <text:p/>
              </text:list-header>
            </text:list>
          </draw:text-box>
        </draw:frame>
        <draw:frame draw:style-name="gr42" draw:text-style-name="P11" draw:layer="layout" svg:width="20cm" svg:height="4.733cm" svg:x="0.1cm" svg:y="5.5cm">
          <draw:text-box>
            <text:p><text:span text:style-name="T11">int a[]={10,20,30,40,50};</text:span></text:p>
            <text:p><text:span text:style-name="T11"/></text:p>
            <text:p><text:span text:style-name="T11"/></text:p>
            <text:p/>
          </draw:text-box>
        </draw:frame>
        <draw:frame draw:style-name="standard" draw:layer="layout" svg:width="14.098cm" svg:height="5.998cm" svg:x="0.461cm" svg:y="7.8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gray3">
              <table:table-cell>
                <text:p>0</text:p>
              </table:table-cell>
              <table:table-cell>
                <text:p>1<text:tab/>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</table:table-row>
            <table:table-row table:style-name="ro2" table:default-cell-style-name="gray2">
              <table:table-cell>
                <text:p>10</text:p>
              </table:table-cell>
              <table:table-cell>
                <text:p>20</text:p>
              </table:table-cell>
              <table:table-cell>
                <text:p>30</text:p>
              </table:table-cell>
              <table:table-cell>
                <text:p>40</text:p>
              </table:table-cell>
              <table:table-cell>
                <text:p>50</text:p>
              </table:table-cell>
            </table:table-row>
            <table:table-row table:style-name="ro2" table:default-cell-style-name="gray1">
              <table:table-cell>
                <text:p>1000</text:p>
              </table:table-cell>
              <table:table-cell>
                <text:p>1004</text:p>
              </table:table-cell>
              <table:table-cell>
                <text:p>1008</text:p>
              </table:table-cell>
              <table:table-cell>
                <text:p>1012</text:p>
              </table:table-cell>
              <table:table-cell>
                <text:p>1016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43" draw:text-style-name="P11" draw:layer="layout" svg:width="5cm" svg:height="3.328cm" svg:x="17cm" svg:y="0.5cm">
          <draw:text-box>
            <text:p><text:span text:style-name="T9">int *p = a;</text:span></text:p>
            <text:p/>
            <text:p/>
            <text:p/>
          </draw:text-box>
        </draw:frame>
        <draw:custom-shape draw:style-name="gr44" draw:text-style-name="P6" draw:layer="layout" svg:width="4.5cm" svg:height="3cm" svg:x="17.5cm" svg:y="2.5cm">
          <text:p/>
          <draw:enhanced-geometry svg:viewBox="0 0 21600 21600" draw:type="rectangle" draw:enhanced-path="M 0 0 L 21600 0 21600 21600 0 21600 0 0 Z N"/>
        </draw:custom-shape>
        <draw:frame draw:style-name="gr34" draw:text-style-name="P11" draw:layer="layout" svg:width="3cm" svg:height="0.962cm" svg:x="18.5cm" svg:y="5.5cm">
          <draw:text-box>
            <text:p>*p</text:p>
          </draw:text-box>
        </draw:frame>
        <draw:frame draw:style-name="gr34" draw:text-style-name="P11" draw:layer="layout" svg:width="3cm" svg:height="0.962cm" svg:x="18cm" svg:y="1.5cm">
          <draw:text-box>
            <text:p>0x2000</text:p>
          </draw:text-box>
        </draw:frame>
        <draw:frame draw:style-name="gr34" draw:text-style-name="P11" draw:layer="layout" svg:width="3.5cm" svg:height="0.962cm" svg:x="18cm" svg:y="3.5cm">
          <draw:text-box>
            <text:p>0x1000</text:p>
          </draw:text-box>
        </draw:frame>
        <draw:line draw:style-name="gr7" draw:text-style-name="P6" draw:layer="layout" svg:x1="16.5cm" svg:y1="7cm" svg:x2="22.5cm" svg:y2="7cm">
          <text:p/>
        </draw:line>
        <draw:frame draw:style-name="gr34" draw:text-style-name="P18" draw:layer="layout" svg:width="2cm" svg:height="1.826cm" svg:x="3.8cm" svg:y="14cm">
          <draw:text-box>
            <text:p xml:id="id101" text:id="id101" text:style-name="P17"><text:span text:style-name="T16">p</text:span></text:p>
          </draw:text-box>
        </draw:frame>
        <draw:frame draw:style-name="gr34" draw:text-style-name="P11" draw:layer="layout" svg:width="5cm" svg:height="1.195cm" svg:x="17cm" svg:y="7.5cm">
          <draw:text-box>
            <text:p xml:id="id92" text:id="id92"><text:span text:style-name="T9">p=p+1</text:span></text:p>
          </draw:text-box>
        </draw:frame>
        <draw:frame draw:style-name="gr45" draw:text-style-name="P18" draw:layer="layout" svg:width="7.1cm" svg:height="4.973cm" svg:x="15.4cm" svg:y="8.6cm">
          <draw:text-box>
            <text:p xml:id="id93" text:id="id93" text:style-name="P17"><text:span text:style-name="T17">p = 1000 + 1</text:span></text:p>
            <text:p xml:id="id94" text:id="id94" text:style-name="P17"><text:span text:style-name="T17"><text:s text:c="5"/></text:span><text:span text:style-name="T17">(ptr + Z)</text:span></text:p>
            <text:p xml:id="id95" text:id="id95" text:style-name="P17"><text:span text:style-name="T17"><text:s text:c="3"/></text:span><text:span text:style-name="T17">= 1000 + 1 * 4</text:span></text:p>
            <text:p xml:id="id96" text:id="id96" text:style-name="P17"><text:span text:style-name="T17"><text:s text:c="4"/></text:span><text:span text:style-name="T18">( d is </text:span></text:p>
            <text:p xml:id="id97" text:id="id97" text:style-name="P17"><text:span text:style-name="T18"><text:s/></text:span><text:span text:style-name="T18">sizeof(ptr datatype)</text:span></text:p>
            <text:p xml:id="id98" text:id="id98" text:style-name="P17"><text:span text:style-name="T17"><text:s text:c="2"/></text:span><text:span text:style-name="T17">= 1004</text:span></text:p>
          </draw:text-box>
        </draw:frame>
        <draw:custom-shape draw:style-name="gr44" draw:text-style-name="P6" draw:layer="layout" svg:width="4.5cm" svg:height="3cm" svg:x="22.2cm" svg:y="11cm">
          <text:p/>
          <draw:enhanced-geometry svg:viewBox="0 0 21600 21600" draw:type="rectangle" draw:enhanced-path="M 0 0 L 21600 0 21600 21600 0 21600 0 0 Z N"/>
        </draw:custom-shape>
        <draw:frame draw:style-name="gr34" draw:text-style-name="P11" draw:layer="layout" svg:width="3cm" svg:height="0.962cm" svg:x="23.2cm" svg:y="14cm">
          <draw:text-box>
            <text:p>*p</text:p>
          </draw:text-box>
        </draw:frame>
        <draw:frame draw:style-name="gr34" draw:text-style-name="P11" draw:layer="layout" svg:width="3cm" svg:height="0.962cm" svg:x="22.7cm" svg:y="10cm">
          <draw:text-box>
            <text:p>0x2000</text:p>
          </draw:text-box>
        </draw:frame>
        <draw:frame draw:style-name="gr34" draw:text-style-name="P11" draw:layer="layout" svg:width="3.5cm" svg:height="0.962cm" svg:x="22.7cm" svg:y="12cm">
          <draw:text-box>
            <text:p>0x1000</text:p>
          </draw:text-box>
        </draw:frame>
        <draw:line draw:style-name="gr7" draw:text-style-name="P6" xml:id="id99" draw:id="id99" draw:layer="layout" svg:x1="25.5cm" svg:y1="12cm" svg:x2="22.7cm" svg:y2="12.962cm">
          <text:p/>
        </draw:line>
        <draw:frame draw:style-name="gr34" draw:text-style-name="P11" draw:layer="layout" svg:width="3.5cm" svg:height="0.962cm" svg:x="22.6cm" svg:y="11.1cm">
          <draw:text-box>
            <text:p xml:id="id100" text:id="id100">0x1004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-4.8cm" svg:y="0.128cm" presentation:class="title" presentation:user-transformed="true">
          <draw:text-box>
            <text:p>Pointers and Arrays</text:p>
          </draw:text-box>
        </draw:frame>
        <draw:frame presentation:style-name="pr3" draw:layer="layout" svg:width="16.3cm" svg:height="9.134cm" svg:x="-0.8cm" svg:y="3.685cm" presentation:class="outline" presentation:user-transformed="true">
          <draw:text-box>
            <text:list text:style-name="L2">
              <text:list-header>
                <text:p><text:span text:style-name="T5">Array name is a constant pointer. </text:span></text:p>
                <text:p/>
              </text:list-header>
            </text:list>
          </draw:text-box>
        </draw:frame>
        <draw:frame draw:style-name="gr42" draw:text-style-name="P11" draw:layer="layout" svg:width="20cm" svg:height="4.733cm" svg:x="0.1cm" svg:y="5.5cm">
          <draw:text-box>
            <text:p><text:span text:style-name="T11">int a[]={10,20,30,40,50};</text:span></text:p>
            <text:p><text:span text:style-name="T11"/></text:p>
            <text:p><text:span text:style-name="T11"/></text:p>
            <text:p/>
          </draw:text-box>
        </draw:frame>
        <draw:frame draw:style-name="standard" draw:layer="layout" svg:width="14.098cm" svg:height="5.998cm" svg:x="0.461cm" svg:y="7.8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gray3">
              <table:table-cell>
                <text:p>0</text:p>
              </table:table-cell>
              <table:table-cell>
                <text:p>1<text:tab/>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</table:table-row>
            <table:table-row table:style-name="ro2" table:default-cell-style-name="gray2">
              <table:table-cell>
                <text:p>10</text:p>
              </table:table-cell>
              <table:table-cell>
                <text:p>20</text:p>
              </table:table-cell>
              <table:table-cell>
                <text:p>30</text:p>
              </table:table-cell>
              <table:table-cell>
                <text:p>40</text:p>
              </table:table-cell>
              <table:table-cell>
                <text:p>50</text:p>
              </table:table-cell>
            </table:table-row>
            <table:table-row table:style-name="ro2" table:default-cell-style-name="gray1">
              <table:table-cell>
                <text:p>1000</text:p>
              </table:table-cell>
              <table:table-cell>
                <text:p>1004</text:p>
              </table:table-cell>
              <table:table-cell>
                <text:p>1008</text:p>
              </table:table-cell>
              <table:table-cell>
                <text:p>1012</text:p>
              </table:table-cell>
              <table:table-cell>
                <text:p>1016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34" draw:text-style-name="P18" draw:layer="layout" svg:width="2cm" svg:height="1.826cm" svg:x="3.8cm" svg:y="14cm">
          <draw:text-box>
            <text:p text:style-name="P17"><text:span text:style-name="T16">p</text:span></text:p>
          </draw:text-box>
        </draw:frame>
        <draw:line draw:style-name="gr7" draw:text-style-name="P6" draw:layer="layout" svg:x1="15cm" svg:y1="0.5cm" svg:x2="15cm" svg:y2="15.75cm">
          <text:p/>
        </draw:line>
        <draw:frame draw:style-name="gr46" draw:text-style-name="P18" draw:layer="layout" svg:width="12.5cm" svg:height="5.444cm" svg:x="15.5cm" svg:y="1cm">
          <draw:text-box>
            <text:p xml:id="id102" text:id="id102" text:style-name="P17"><text:span text:style-name="T19">At this point,</text:span></text:p>
            <text:p text:style-name="P17"><text:span text:style-name="T1"/></text:p>
            <text:p xml:id="id103" text:id="id103" text:style-name="P17"><text:span text:style-name="T19">printf(“%d”,*p); ---- 20</text:span></text:p>
            <text:p text:style-name="P17"><text:span text:style-name="T1"/></text:p>
          </draw:text-box>
        </draw:frame>
        <draw:frame draw:style-name="gr34" draw:text-style-name="P18" draw:layer="layout" svg:width="12cm" svg:height="11.535cm" svg:x="15.5cm" svg:y="4.4cm">
          <draw:text-box>
            <text:p xml:id="id104" text:id="id104" text:style-name="P17"><text:span text:style-name="T14">Write output of the following</text:span></text:p>
            <text:p text:style-name="P17"><text:span text:style-name="T14"/></text:p>
            <text:p xml:id="id105" text:id="id105" text:style-name="P17"><text:span text:style-name="T14">p++;</text:span></text:p>
            <text:p xml:id="id106" text:id="id106" text:style-name="P17"><text:span text:style-name="T14">printf(“%d\n”,*p);</text:span></text:p>
            <text:p xml:id="id107" text:id="id107" text:style-name="P19"><text:span text:style-name="T14">printf(“%p\n”,p);</text:span></text:p>
            <text:p text:style-name="P19"><text:span text:style-name="T14"/></text:p>
            <text:p xml:id="id108" text:id="id108" text:style-name="P17"><text:span text:style-name="T14">p=p+2;</text:span></text:p>
            <text:p xml:id="id109" text:id="id109" text:style-name="P19"><text:span text:style-name="T14">printf(“%d\n”,*p);</text:span></text:p>
            <text:p xml:id="id110" text:id="id110" text:style-name="P19"><text:span text:style-name="T14">printf(“%p\n”,p);</text:span></text:p>
            <text:p text:style-name="P19"><text:span text:style-name="T14"/></text:p>
            <text:p xml:id="id111" text:id="id111" text:style-name="P19"><text:span text:style-name="T14">p = p – 3;</text:span></text:p>
            <text:p xml:id="id112" text:id="id112" text:style-name="P19"><text:span text:style-name="T14">printf(“%d\n”,*p);</text:span></text:p>
            <text:p xml:id="id113" text:id="id113" text:style-name="P19"><text:span text:style-name="T14">printf(“%p\n”,p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rrays and Pointer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xml:id="id114" text:id="id114">a[i] = *(a + i)</text:p>
                <text:p xml:id="id115" text:id="id115"><text:s text:c="6"/>= <text:span text:style-name="T15">(a + i</text:span><text:span text:style-name="T1">*d</text:span>) <text:s text:c="2"/>[Because of pointer arithmetic]</text:p>
              </text:list-item>
              <text:list-item>
                <text:p xml:id="id116" text:id="id116">&amp;a[i] = (a + i )</text:p>
                <text:p xml:id="id117" text:id="id117" text:style-name="P20"><text:span text:style-name="T20"><text:s text:c="7"/></text:span><text:span text:style-name="T20">= </text:span><text:span text:style-name="T21">(a + i * d) </text:span><text:span text:style-name="T22">[Because of pointer arithmetic]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rray of Pointer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An array containing pointers.</text:p>
              </text:list-item>
              <text:list-item>
                <text:p>Declaration</text:p>
                <text:list>
                  <text:list-header>
                    <text:p>datatype * array_name[SIZE];</text:p>
                  </text:list-header>
                  <text:list-item>
                    <text:p>Example</text:p>
                    <text:p>int* a[5]; //An array of five integer pointers</text:p>
                    <text:p/>
                  </text:list-item>
                </text:list>
              </text:list-item>
            </text:list>
          </draw:text-box>
        </draw:frame>
        <draw:frame draw:style-name="standard" draw:layer="layout" svg:width="14.098cm" svg:height="3.638cm" svg:x="4.462cm" svg:y="11.69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gray3"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</table:table-row>
            <table:table-row table:style-name="ro4" table:default-cell-style-name="gray2">
              <table:table-cell>
                <text:p>int *</text:p>
              </table:table-cell>
              <table:table-cell>
                <text:p>int *</text:p>
              </table:table-cell>
              <table:table-cell>
                <text:p>int *</text:p>
              </table:table-cell>
              <table:table-cell>
                <text:p>int *</text:p>
              </table:table-cell>
              <table:table-cell>
                <text:p>int *</text:p>
              </table:table-cell>
            </table:table-row>
            <table:table-row table:style-name="ro5" table:default-cell-style-name="gray1">
              <table:table-cell>
                <text:p>1000</text:p>
              </table:table-cell>
              <table:table-cell>
                <text:p>1008</text:p>
              </table:table-cell>
              <table:table-cell>
                <text:p>1016</text:p>
              </table:table-cell>
              <table:table-cell>
                <text:p>1024</text:p>
              </table:table-cell>
              <table:table-cell>
                <text:p>1032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6" draw:text-style-name="P6" draw:layer="layout" svg:x1="17.5cm" svg:y1="12.3cm" svg:x2="20cm" svg:y2="12.3cm">
          <text:p/>
        </draw:line>
        <draw:line draw:style-name="gr6" draw:text-style-name="P6" draw:layer="layout" svg:x1="17.5cm" svg:y1="13.3cm" svg:x2="20cm" svg:y2="13.3cm">
          <text:p/>
        </draw:line>
        <draw:line draw:style-name="gr6" draw:text-style-name="P6" draw:layer="layout" svg:x1="17.7cm" svg:y1="14.9cm" svg:x2="20.2cm" svg:y2="14.9cm">
          <text:p/>
        </draw:line>
        <draw:frame draw:style-name="gr34" draw:text-style-name="P11" draw:layer="layout" svg:width="4cm" svg:height="0.962cm" svg:x="20.5cm" svg:y="12cm">
          <draw:text-box>
            <text:p>index</text:p>
          </draw:text-box>
        </draw:frame>
        <draw:frame draw:style-name="gr18" draw:text-style-name="P11" draw:layer="layout" svg:width="5.5cm" svg:height="1.673cm" svg:x="20.5cm" svg:y="12.9cm">
          <draw:text-box>
            <text:p>What can be stored</text:p>
          </draw:text-box>
        </draw:frame>
        <draw:frame draw:style-name="gr34" draw:text-style-name="P11" draw:layer="layout" svg:width="4cm" svg:height="0.962cm" svg:x="20.5cm" svg:y="14.5cm">
          <draw:text-box>
            <text:p>Address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4" draw:layer="layout" svg:width="28.3cm" svg:height="2.845cm" svg:x="-0.2cm" svg:y="-0.681cm" presentation:class="title" presentation:user-transformed="true">
          <draw:text-box>
            <text:p><text:span text:style-name="T10">Write the output and draw the memory diagram</text:span></text:p>
          </draw:text-box>
        </draw:frame>
        <draw:frame draw:style-name="gr47" draw:text-style-name="P11" draw:layer="layout" svg:width="22cm" svg:height="15.335cm" svg:x="1cm" svg:y="2cm">
          <draw:text-box>
            <text:p><text:span text:style-name="T11">#include&lt;stdio.h&gt;</text:span></text:p>
            <text:p><text:span text:style-name="T11">int main()</text:span></text:p>
            <text:p><text:span text:style-name="T11">{</text:span></text:p>
            <text:p><text:span text:style-name="T11"><text:s text:c="4"/></text:span><text:span text:style-name="T11">int arr[] = {10, 20, 30, 40, 50, 60};</text:span></text:p>
            <text:p><text:span text:style-name="T11"><text:s text:c="4"/></text:span><text:span text:style-name="T11">int *ptr1 = arr;</text:span></text:p>
            <text:p><text:span text:style-name="T11"><text:s text:c="4"/></text:span><text:span text:style-name="T11">int *ptr2 = arr + 5;</text:span></text:p>
            <text:p><text:span text:style-name="T11"><text:s text:c="4"/></text:span><text:span text:style-name="T11">printf("%d\n", (ptr2 - ptr1));</text:span></text:p>
            <text:p><text:span text:style-name="T11"><text:s text:c="4"/></text:span><text:span text:style-name="T11">printf("%d\n", (char*)ptr2 - (char*) ptr1);</text:span></text:p>
            <text:p><text:span text:style-name="T11"><text:s text:c="4"/></text:span><text:span text:style-name="T11">return 0;</text:span></text:p>
            <text:p><text:span text:style-name="T11">}</text:span></text:p>
          </draw:text-box>
        </draw:frame>
        <draw:frame draw:style-name="gr34" draw:text-style-name="P18" draw:layer="layout" svg:width="11.5cm" svg:height="4.022cm" svg:x="20cm" svg:y="6.446cm">
          <draw:text-box>
            <text:p xml:id="id118" text:id="id118" text:style-name="P17"><text:span text:style-name="T19">Answer: </text:span></text:p>
            <text:p xml:id="id119" text:id="id119" text:style-name="P17"><text:span text:style-name="T19">5</text:span></text:p>
            <text:p xml:id="id120" text:id="id120" text:style-name="P17"><text:span text:style-name="T19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4" draw:layer="layout" svg:width="28.3cm" svg:height="2.845cm" svg:x="-0.2cm" svg:y="-0.681cm" presentation:class="title" presentation:user-transformed="true">
          <draw:text-box>
            <text:p><text:span text:style-name="T10">Write the output and draw the memory diagram</text:span></text:p>
          </draw:text-box>
        </draw:frame>
        <draw:frame draw:style-name="gr34" draw:text-style-name="P11" draw:layer="layout" svg:width="13.5cm" svg:height="13.463cm" svg:x="1cm" svg:y="2.164cm">
          <draw:text-box>
            <text:p><text:span text:style-name="T5">#include&lt;stdio.h&gt; </text:span></text:p>
            <text:p><text:span text:style-name="T5">int main() </text:span></text:p>
            <text:p><text:span text:style-name="T5">{ </text:span></text:p>
            <text:p><text:span text:style-name="T5"><text:s text:c="3"/></text:span><text:span text:style-name="T5">int a; </text:span></text:p>
            <text:p><text:span text:style-name="T5"><text:s text:c="3"/></text:span><text:span text:style-name="T5">char *x; </text:span></text:p>
            <text:p><text:span text:style-name="T5"><text:s text:c="3"/></text:span><text:span text:style-name="T5">x = (char *) &amp;a; </text:span></text:p>
            <text:p><text:span text:style-name="T5"><text:s text:c="3"/></text:span><text:span text:style-name="T5">a = 512; </text:span></text:p>
            <text:p><text:span text:style-name="T5"><text:s text:c="3"/></text:span><text:span text:style-name="T5">x[0] = 1; </text:span></text:p>
            <text:p><text:span text:style-name="T5"><text:s text:c="3"/></text:span><text:span text:style-name="T5">x[1] = 2; </text:span></text:p>
            <text:p><text:span text:style-name="T5"><text:s text:c="3"/></text:span><text:span text:style-name="T5">printf("%dn",a); <text:s text:c="2"/></text:span></text:p>
            <text:p><text:span text:style-name="T5"><text:s text:c="3"/></text:span><text:span text:style-name="T5">return 0; </text:span></text:p>
            <text:p><text:span text:style-name="T5">}</text:span></text:p>
          </draw:text-box>
        </draw:frame>
        <draw:frame draw:style-name="gr48" draw:text-style-name="P18" draw:layer="layout" svg:width="15.5cm" svg:height="5.682cm" svg:x="11.5cm" svg:y="2.5cm">
          <draw:text-box>
            <text:p xml:id="id121" text:id="id121" text:style-name="P17"><text:span text:style-name="T8">Output:</text:span></text:p>
            <text:p xml:id="id122" text:id="id122" text:style-name="P17"><text:span text:style-name="T8">Machine Dependent</text:span></text:p>
            <text:p text:style-name="P17"><text:span text:style-name="T1"/></text:p>
            <text:p xml:id="id123" text:id="id123" text:style-name="P17"><text:span text:style-name="T8">Home Work:</text:span></text:p>
            <text:p xml:id="id124" text:id="id124" text:style-name="P17"><text:span text:style-name="T8">Study Big Endian and Little Endia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4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4" draw:layer="layout" svg:width="28.3cm" svg:height="2.845cm" svg:x="-0.2cm" svg:y="-0.681cm" presentation:class="title" presentation:user-transformed="true">
          <draw:text-box>
            <text:p><text:span text:style-name="T10">Write the output and draw the memory diagram</text:span></text:p>
          </draw:text-box>
        </draw:frame>
        <draw:frame draw:style-name="gr29" draw:text-style-name="P11" draw:layer="layout" svg:width="16.5cm" svg:height="11.261cm" svg:x="1cm" svg:y="2cm">
          <draw:text-box>
            <text:p><text:span text:style-name="T5"># include&lt;stdio.h&gt;</text:span></text:p>
            <text:p><text:span text:style-name="T5">int main( )</text:span></text:p>
            <text:p><text:span text:style-name="T5">{</text:span></text:p>
            <text:p><text:span text:style-name="T5"><text:s text:c="2"/></text:span><text:span text:style-name="T5">int a[] = {10, 20, 30, 40, 50};</text:span></text:p>
            <text:p><text:span text:style-name="T5"><text:s text:c="2"/></text:span><text:span text:style-name="T5">int *p[] = {a, a+3, a+4, a+1, a+2};</text:span></text:p>
            <text:p><text:span text:style-name="T5"/></text:p>
            <text:p><text:span text:style-name="T5"><text:s text:c="2"/></text:span><text:span text:style-name="T5">for(int i=0;i&lt;5;i++)</text:span></text:p>
            <text:p><text:span text:style-name="T5"><text:tab/></text:span><text:span text:style-name="T5">printf("%d\n",*p[i]);</text:span></text:p>
            <text:p><text:span text:style-name="T5">}</text:span></text:p>
          </draw:text-box>
        </draw:frame>
        <draw:frame draw:style-name="gr34" draw:text-style-name="P18" draw:layer="layout" svg:width="8.5cm" svg:height="8.137cm" svg:x="17.5cm" svg:y="3.5cm">
          <draw:text-box>
            <text:p xml:id="id125" text:id="id125" text:style-name="P17"><text:span text:style-name="T7">Output:</text:span></text:p>
            <text:p text:style-name="P17"><text:span text:style-name="T7"/></text:p>
            <text:p xml:id="id126" text:id="id126" text:style-name="P17"><text:span text:style-name="T7">10</text:span></text:p>
            <text:p xml:id="id127" text:id="id127" text:style-name="P17"><text:span text:style-name="T7">40</text:span></text:p>
            <text:p xml:id="id128" text:id="id128" text:style-name="P17"><text:span text:style-name="T7">50</text:span></text:p>
            <text:p xml:id="id129" text:id="id129" text:style-name="P17"><text:span text:style-name="T7">20</text:span></text:p>
            <text:p xml:id="id130" text:id="id130" text:style-name="P17"><text:span text:style-name="T7">30</text:span></text:p>
            <text:p text:style-name="P17"><text:span text:style-name="T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4" draw:layer="layout" svg:width="28.3cm" svg:height="2.845cm" svg:x="-0.2cm" svg:y="-0.681cm" presentation:class="title" presentation:user-transformed="true">
          <draw:text-box>
            <text:p><text:span text:style-name="T10">Write the output and draw the memory diagram</text:span></text:p>
          </draw:text-box>
        </draw:frame>
        <draw:frame draw:style-name="gr49" draw:text-style-name="P11" draw:layer="layout" svg:width="16.5cm" svg:height="10.16cm" svg:x="1cm" svg:y="2cm">
          <draw:text-box>
            <text:p><text:span text:style-name="T5">#include &lt;stdio.h&gt;</text:span></text:p>
            <text:p><text:span text:style-name="T5">int main()</text:span></text:p>
            <text:p><text:span text:style-name="T5">{</text:span></text:p>
            <text:p><text:span text:style-name="T5"><text:s text:c="4"/></text:span><text:span text:style-name="T5">char c[ ] = "ICRBCSIT17";</text:span></text:p>
            <text:p><text:span text:style-name="T5"><text:s text:c="4"/></text:span><text:span text:style-name="T5">char *p=c;</text:span></text:p>
            <text:p><text:span text:style-name="T5"><text:s text:c="4"/></text:span><text:span text:style-name="T5">printf("%s", c + p[2] – 6[p] – 1);</text:span></text:p>
            <text:p><text:span text:style-name="T5"><text:s text:c="4"/></text:span><text:span text:style-name="T5">return 0;</text:span></text:p>
            <text:p><text:span text:style-name="T5">}</text:span></text:p>
          </draw:text-box>
        </draw:frame>
        <draw:frame draw:style-name="gr34" draw:text-style-name="P11" draw:layer="layout" svg:width="18cm" svg:height="1.826cm" svg:x="1cm" svg:y="11.5cm">
          <draw:text-box>
            <text:p><text:span text:style-name="T12">Note: a[i] = i[a]</text:span></text:p>
          </draw:text-box>
        </draw:frame>
        <draw:frame draw:style-name="gr34" draw:text-style-name="P11" draw:layer="layout" svg:width="8cm" svg:height="3.164cm" svg:x="18cm" svg:y="3cm">
          <draw:text-box>
            <text:p xml:id="id131" text:id="id131"><text:span text:style-name="T5">Output: </text:span></text:p>
            <text:p/>
            <text:p xml:id="id132" text:id="id132"><text:span text:style-name="T5">17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4" draw:layer="layout" svg:width="28.3cm" svg:height="2.845cm" svg:x="-0.2cm" svg:y="-0.681cm" presentation:class="title" presentation:user-transformed="true">
          <draw:text-box>
            <text:p><text:span text:style-name="T10">Write the output and draw the memory diagram</text:span></text:p>
          </draw:text-box>
        </draw:frame>
        <draw:frame draw:style-name="gr50" draw:text-style-name="P11" draw:layer="layout" svg:width="27cm" svg:height="11.526cm" svg:x="1cm" svg:y="2.164cm">
          <draw:text-box>
            <text:p><text:span text:style-name="T3">What will be output of the following program? Assume that you are running this program in little-endian processor.</text:span></text:p>
            <text:p><text:span text:style-name="T3">#include&lt;stdio.h&gt;</text:span></text:p>
            <text:p><text:span text:style-name="T3"><text:s/></text:span></text:p>
            <text:p><text:span text:style-name="T3">int main() {</text:span></text:p>
            <text:p><text:span text:style-name="T3"><text:s text:c="4"/></text:span><text:span text:style-name="T3">short int a = 320;</text:span></text:p>
            <text:p><text:span text:style-name="T3"><text:s text:c="4"/></text:span><text:span text:style-name="T3">char * ptr;</text:span></text:p>
            <text:p><text:span text:style-name="T3"><text:s text:c="4"/></text:span><text:span text:style-name="T3">ptr = (char * ) &amp; a;</text:span></text:p>
            <text:p><text:span text:style-name="T3"><text:s text:c="4"/></text:span><text:span text:style-name="T3">printf("%d", * ptr);</text:span></text:p>
            <text:p><text:span text:style-name="T3"><text:s text:c="4"/></text:span><text:span text:style-name="T3">return 0;</text:span></text:p>
            <text:p><text:span text:style-name="T3">}</text:span></text:p>
          </draw:text-box>
        </draw:frame>
        <draw:frame draw:style-name="gr34" draw:text-style-name="P11" draw:layer="layout" svg:width="14cm" svg:height="1.195cm" svg:x="12.5cm" svg:y="5cm">
          <draw:text-box>
            <text:p><text:span text:style-name="T9">short int takes two bytes of memory</text:span></text:p>
          </draw:text-box>
        </draw:frame>
        <draw:frame draw:style-name="gr34" draw:text-style-name="P11" draw:layer="layout" svg:width="12cm" svg:height="1.352cm" svg:x="13cm" svg:y="7cm">
          <draw:text-box>
            <text:p xml:id="id133" text:id="id133"><text:span text:style-name="T5">Answer: 64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4" draw:layer="layout" svg:width="28.3cm" svg:height="2.845cm" svg:x="-0.2cm" svg:y="-0.681cm" presentation:class="title" presentation:user-transformed="true">
          <draw:text-box>
            <text:p><text:span text:style-name="T10">Write the output and draw the memory diagram</text:span></text:p>
          </draw:text-box>
        </draw:frame>
        <draw:frame draw:style-name="gr34" draw:text-style-name="P11" draw:layer="layout" svg:width="27cm" svg:height="9.691cm" svg:x="0.5cm" svg:y="1.701cm">
          <draw:text-box>
            <text:p><text:span text:style-name="T9">#include &lt;stdio.h&gt;</text:span></text:p>
            <text:p><text:span text:style-name="T9"><text:s/></text:span></text:p>
            <text:p><text:span text:style-name="T9">int main()</text:span></text:p>
            <text:p><text:span text:style-name="T9">{</text:span></text:p>
            <text:p><text:span text:style-name="T9"><text:s text:c="4"/></text:span><text:span text:style-name="T9">char *c[] = {"ABC", "MCQ", "PQR", "XYZ"};</text:span></text:p>
            <text:p><text:span text:style-name="T9"><text:s text:c="4"/></text:span><text:span text:style-name="T9">int i;</text:span></text:p>
            <text:p><text:span text:style-name="T9"><text:s text:c="4"/></text:span><text:span text:style-name="T9">for(i=0;i&lt;4;i++)</text:span></text:p>
            <text:p><text:span text:style-name="T9"><text:s text:c="8"/></text:span><text:span text:style-name="T9">printf("%s\n",c[i]);</text:span></text:p>
            <text:p><text:span text:style-name="T9"><text:s text:c="4"/></text:span><text:span text:style-name="T9">return 0;</text:span></text:p>
            <text:p><text:span text:style-name="T9">}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draw:style-name="gr34" draw:text-style-name="P11" draw:layer="layout" svg:width="27cm" svg:height="9.691cm" svg:x="0.5cm" svg:y="0.5cm">
          <draw:text-box>
            <text:p><text:span text:style-name="T9">#include &lt;stdio.h&gt;</text:span></text:p>
            <text:p><text:span text:style-name="T9"><text:s/></text:span></text:p>
            <text:p><text:span text:style-name="T9">int main()</text:span></text:p>
            <text:p><text:span text:style-name="T9">{</text:span></text:p>
            <text:p><text:span text:style-name="T9"><text:s text:c="4"/></text:span><text:span text:style-name="T9">char *c[] = {"ABC", "MCQ", "PQR", "XYZ"};</text:span></text:p>
            <text:p><text:span text:style-name="T9"><text:s text:c="4"/></text:span><text:span text:style-name="T9">int i;</text:span></text:p>
            <text:p><text:span text:style-name="T9"><text:s text:c="4"/></text:span><text:span text:style-name="T9">for(i=0;i&lt;4;i++)</text:span></text:p>
            <text:p><text:span text:style-name="T9"><text:s text:c="8"/></text:span><text:span text:style-name="T9">printf("%s\n",c[i]);</text:span></text:p>
            <text:p><text:span text:style-name="T9"><text:s text:c="4"/></text:span><text:span text:style-name="T9">return 0;</text:span></text:p>
            <text:p><text:span text:style-name="T9">}</text:span></text:p>
          </draw:text-box>
        </draw:frame>
        <draw:frame draw:style-name="gr51" draw:text-style-name="P18" draw:layer="layout" svg:width="4.5cm" svg:height="4.75cm" svg:x="17cm" svg:y="-0.05cm">
          <draw:text-box>
            <text:p xml:id="id134" text:id="id134" text:style-name="P17"><text:span text:style-name="T23">Output:</text:span></text:p>
            <text:p text:style-name="P17"><text:span text:style-name="T8"/></text:p>
            <text:p xml:id="id135" text:id="id135" text:style-name="P17"><text:span text:style-name="T23">ABC</text:span></text:p>
            <text:p xml:id="id136" text:id="id136" text:style-name="P17"><text:span text:style-name="T23">MCQ</text:span></text:p>
            <text:p xml:id="id137" text:id="id137" text:style-name="P17"><text:span text:style-name="T23">PQR</text:span></text:p>
            <text:p xml:id="id138" text:id="id138" text:style-name="P17"><text:span text:style-name="T23">XYZ</text:span></text:p>
          </draw:text-box>
        </draw:frame>
        <draw:frame draw:style-name="standard" draw:layer="layout" svg:width="10.498cm" svg:height="3.19cm" svg:x="9.9cm" svg:y="6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6" table:default-cell-style-name="gray3"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</table:table-row>
            <table:table-row table:style-name="ro6" table:default-cell-style-name="gray2">
              <table:table-cell>
                <text:p>1000</text:p>
              </table:table-cell>
              <table:table-cell>
                <text:p>2000</text:p>
              </table:table-cell>
              <table:table-cell>
                <text:p>3000</text:p>
              </table:table-cell>
              <table:table-cell>
                <text:p>4000</text:p>
              </table:table-cell>
            </table:table-row>
            <table:table-row table:style-name="ro7" table:default-cell-style-name="gray1">
              <table:table-cell>
                <text:p>9000</text:p>
              </table:table-cell>
              <table:table-cell>
                <text:p>9008</text:p>
              </table:table-cell>
              <table:table-cell>
                <text:p>9016</text:p>
              </table:table-cell>
              <table:table-cell>
                <text:p>9024</text:p>
              </table:table-cell>
            </table:table-row>
          </table:table>
          <draw:image xlink:href="Pictures/TablePreview8.svm" xlink:type="simple" xlink:show="embed" xlink:actuate="onLoad"/>
        </draw:frame>
        <draw:line draw:style-name="gr6" draw:text-style-name="P6" draw:layer="layout" svg:x1="20cm" svg:y1="6.5cm" svg:x2="22.5cm" svg:y2="6.5cm">
          <text:p/>
        </draw:line>
        <draw:line draw:style-name="gr6" draw:text-style-name="P6" draw:layer="layout" svg:x1="20cm" svg:y1="7.5cm" svg:x2="22.5cm" svg:y2="7.5cm">
          <text:p/>
        </draw:line>
        <draw:line draw:style-name="gr6" draw:text-style-name="P6" draw:layer="layout" svg:x1="20cm" svg:y1="8.5cm" svg:x2="22.5cm" svg:y2="8.5cm">
          <text:p/>
        </draw:line>
        <draw:frame draw:style-name="gr34" draw:text-style-name="P11" draw:layer="layout" svg:width="3.5cm" svg:height="0.962cm" svg:x="23cm" svg:y="6cm">
          <draw:text-box>
            <text:p>index</text:p>
          </draw:text-box>
        </draw:frame>
        <draw:frame draw:style-name="gr34" draw:text-style-name="P11" draw:layer="layout" svg:width="3.5cm" svg:height="0.962cm" svg:x="23cm" svg:y="7.2cm">
          <draw:text-box>
            <text:p>Values</text:p>
          </draw:text-box>
        </draw:frame>
        <draw:frame draw:style-name="gr34" draw:text-style-name="P11" draw:layer="layout" svg:width="3.5cm" svg:height="0.962cm" svg:x="23cm" svg:y="8.1cm">
          <draw:text-box>
            <text:p>Addresses</text:p>
          </draw:text-box>
        </draw:frame>
        <draw:frame draw:style-name="standard" draw:layer="layout" svg:width="6.911cm" svg:height="3.652cm" svg:x="0.4cm" svg:y="11.246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9"/>
            <table:table-row table:style-name="ro8" table:default-cell-style-name="gray3"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</table:table-row>
            <table:table-row table:style-name="ro8" table:default-cell-style-name="gray2">
              <table:table-cell>
                <text:p>‘A’</text:p>
              </table:table-cell>
              <table:table-cell>
                <text:p>‘B’</text:p>
              </table:table-cell>
              <table:table-cell>
                <text:p>‘C’</text:p>
              </table:table-cell>
              <table:table-cell>
                <text:p>‘\0’</text:p>
              </table:table-cell>
            </table:table-row>
            <table:table-row table:style-name="ro9" table:default-cell-style-name="gray1">
              <table:table-cell>
                <text:p>1000</text:p>
              </table:table-cell>
              <table:table-cell>
                <text:p>1001</text:p>
              </table:table-cell>
              <table:table-cell>
                <text:p>1002</text:p>
              </table:table-cell>
              <table:table-cell>
                <text:p>1003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6.911cm" svg:height="3.652cm" svg:x="7.922cm" svg:y="11.412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9"/>
            <table:table-column table:style-name="co9"/>
            <table:table-row table:style-name="ro8" table:default-cell-style-name="gray3"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</table:table-row>
            <table:table-row table:style-name="ro8" table:default-cell-style-name="gray2">
              <table:table-cell>
                <text:p>‘M’</text:p>
              </table:table-cell>
              <table:table-cell>
                <text:p>‘C’</text:p>
              </table:table-cell>
              <table:table-cell>
                <text:p>‘Q’</text:p>
              </table:table-cell>
              <table:table-cell>
                <text:p>‘\0’</text:p>
              </table:table-cell>
            </table:table-row>
            <table:table-row table:style-name="ro9" table:default-cell-style-name="gray1">
              <table:table-cell>
                <text:p>2000</text:p>
              </table:table-cell>
              <table:table-cell>
                <text:p>2001</text:p>
              </table:table-cell>
              <table:table-cell>
                <text:p>2002</text:p>
              </table:table-cell>
              <table:table-cell>
                <text:p>2003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5.569cm" svg:height="3.652cm" svg:x="15.43cm" svg:y="11.219cm">
          <table:table table:template-name="default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8" table:default-cell-style-name="gray3"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</table:table-row>
            <table:table-row table:style-name="ro8" table:default-cell-style-name="gray2">
              <table:table-cell>
                <text:p>‘P’</text:p>
              </table:table-cell>
              <table:table-cell>
                <text:p>‘Q’</text:p>
              </table:table-cell>
              <table:table-cell>
                <text:p>‘R’</text:p>
              </table:table-cell>
              <table:table-cell>
                <text:p>‘\0’</text:p>
              </table:table-cell>
            </table:table-row>
            <table:table-row table:style-name="ro9" table:default-cell-style-name="gray1">
              <table:table-cell>
                <text:p>3000</text:p>
              </table:table-cell>
              <table:table-cell>
                <text:p>3001</text:p>
              </table:table-cell>
              <table:table-cell>
                <text:p>3002</text:p>
              </table:table-cell>
              <table:table-cell>
                <text:p>3003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5.646cm" svg:height="3.652cm" svg:x="21.853cm" svg:y="11.132cm">
          <table:table table:template-name="default" table:use-first-row-styles="true" table:use-banding-rows-styles="true">
            <table:table-column table:style-name="co14"/>
            <table:table-column table:style-name="co14"/>
            <table:table-column table:style-name="co14"/>
            <table:table-column table:style-name="co15"/>
            <table:table-row table:style-name="ro8" table:default-cell-style-name="gray3"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</table:table-row>
            <table:table-row table:style-name="ro8" table:default-cell-style-name="gray2">
              <table:table-cell>
                <text:p>‘X’</text:p>
              </table:table-cell>
              <table:table-cell>
                <text:p>‘Y’</text:p>
              </table:table-cell>
              <table:table-cell>
                <text:p>‘Z’</text:p>
              </table:table-cell>
              <table:table-cell>
                <text:p>‘\0’</text:p>
              </table:table-cell>
            </table:table-row>
            <table:table-row table:style-name="ro9" table:default-cell-style-name="gray1">
              <table:table-cell>
                <text:p>4000</text:p>
              </table:table-cell>
              <table:table-cell>
                <text:p>4001</text:p>
              </table:table-cell>
              <table:table-cell>
                <text:p>4002</text:p>
              </table:table-cell>
              <table:table-cell>
                <text:p>4003</text:p>
              </table:table-cell>
            </table:table-row>
          </table:table>
          <draw:image xlink:href="Pictures/TablePreview12.svm" xlink:type="simple" xlink:show="embed" xlink:actuate="onLoad"/>
        </draw:frame>
        <draw:line draw:style-name="gr6" draw:text-style-name="P6" draw:layer="layout" svg:x1="10.5cm" svg:y1="8cm" svg:x2="1cm" svg:y2="11.5cm">
          <text:p/>
        </draw:line>
        <draw:line draw:style-name="gr6" draw:text-style-name="P6" draw:layer="layout" svg:x1="13cm" svg:y1="8cm" svg:x2="9cm" svg:y2="11.5cm">
          <text:p/>
        </draw:line>
        <draw:line draw:style-name="gr6" draw:text-style-name="P6" draw:layer="layout" svg:x1="17cm" svg:y1="7.5cm" svg:x2="16.5cm" svg:y2="11.219cm">
          <text:p/>
        </draw:line>
        <draw:line draw:style-name="gr6" draw:text-style-name="P6" draw:layer="layout" svg:x1="19.5cm" svg:y1="8cm" svg:x2="23.5cm" svg:y2="11.5cm">
          <text:p/>
        </draw:line>
        <draw:line draw:style-name="gr6" draw:text-style-name="P6" draw:layer="layout" svg:x1="26cm" svg:y1="4cm" svg:x2="26cm" svg:y2="9.5cm">
          <text:p/>
        </draw:line>
        <draw:line draw:style-name="gr7" draw:text-style-name="P6" draw:layer="layout" svg:x1="2.5cm" svg:y1="10.191cm" svg:x2="27cm" svg:y2="9.5cm">
          <text:p/>
        </draw:line>
        <draw:line draw:style-name="gr6" draw:text-style-name="P6" draw:layer="layout" svg:x1="5.5cm" svg:y1="10.191cm" svg:x2="5.5cm" svg:y2="11.5cm">
          <text:p/>
        </draw:line>
        <draw:line draw:style-name="gr6" draw:text-style-name="P6" draw:layer="layout" svg:x1="12.5cm" svg:y1="10cm" svg:x2="12.5cm" svg:y2="11.412cm">
          <text:p/>
        </draw:line>
        <draw:line draw:style-name="gr6" draw:text-style-name="P6" draw:layer="layout" svg:x1="19.5cm" svg:y1="9.5cm" svg:x2="19.5cm" svg:y2="12cm">
          <text:p/>
        </draw:line>
        <draw:line draw:style-name="gr6" draw:text-style-name="P6" draw:layer="layout" svg:x1="25.5cm" svg:y1="9.5cm" svg:x2="25.5cm" svg:y2="11.5cm">
          <text:p/>
        </draw:line>
        <draw:frame draw:style-name="gr34" draw:text-style-name="P11" draw:layer="layout" svg:width="6.5cm" svg:height="1.987cm" svg:x="22.3cm" svg:y="2.6cm">
          <draw:text-box>
            <text:p><text:span text:style-name="T4">Stored in literal spac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ointers and Structures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Mangal2" svg:font-family="Mangal"/>
    <style:font-face style:name="Mangal3" svg:font-family="Mangal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IN" style:letter-kerning="true" style:font-name-asian="Segoe UI1" style:font-family-asian="'Segoe UI'" style:font-family-generic-asian="roman" style:font-pitch-asian="variable" style:font-size-asian="12pt" style:language-asian="zh" style:country-asian="CN" style:font-name-complex="Mangal1" style:font-family-complex="Mangal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Mangal2" style:font-family-complex="Mangal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Mangal2" style:font-family-complex="Mangal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8T05:17:19.532000000</meta:creation-date>
    <dc:date>2022-04-28T21:57:47.628000000</dc:date>
    <meta:editing-duration>PT12H26M25S</meta:editing-duration>
    <meta:editing-cycles>214</meta:editing-cycles>
    <meta:generator>LibreOffice/7.2.5.2$Windows_X86_64 LibreOffice_project/499f9727c189e6ef3471021d6132d4c694f357e5</meta:generator>
    <meta:document-statistic meta:object-count="440"/>
  </office:meta>
</office:document-meta>
</file>